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43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626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584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5.341cm"/>
    </style:style>
    <style:style style:name="co15" style:family="table-column">
      <style:table-column-properties fo:break-before="auto" style:column-width="5.46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Verdan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Gnieźnieńska Pętla</text:p>
          </table:table-cell>
          <table:table-cell office:value-type="string">
            <text:p>Chałubińskiego Pętl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ntrum Handlowe ATRIUM</text:p>
          </table:table-cell>
          <table:table-cell office:value-type="string">
            <text:p>Chałubińskiego Szpita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nieźnieńska CH ATRIUM</text:p>
          </table:table-cell>
          <table:table-cell office:value-type="string">
            <text:p>Piłsudskiego Zubrzyckiego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nieźnieńska 4 Marca</text:p>
          </table:table-cell>
          <table:table-cell office:value-type="string">
            <text:p>Piłsudskiego Orląt Lwowskich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ieźnieńska Modrzejewskiej</text:p>
          </table:table-cell>
          <table:table-cell office:value-type="string">
            <text:p>Kościuszki Piłsudskiego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rakusa i Wandy Połczyńska</text:p>
          </table:table-cell>
          <table:table-cell office:value-type="string">
            <text:p>Zwycięstwa Piłsudskiego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akusa i Wandy Drzymały</text:p>
          </table:table-cell>
          <table:table-cell office:value-type="string">
            <text:p>Rynek Staromiejski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wycięstwa Krakusa i Wandy</text:p>
          </table:table-cell>
          <table:table-cell office:value-type="string">
            <text:p>Krakusa i Wandy Zwycięstwa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wycięstwa Słowackiego</text:p>
          </table:table-cell>
          <table:table-cell office:value-type="string">
            <text:p>Krakusa i Wandy Lechicka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wycięstwa Plac Wolności</text:p>
          </table:table-cell>
          <table:table-cell office:value-type="string">
            <text:p>Gnieźnieńska Połczyńska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wycięstwa Clausiusa</text:p>
          </table:table-cell>
          <table:table-cell office:value-type="string">
            <text:p>Gnieźnieńska Szkoł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aryńskiego Zwycięstwa</text:p>
          </table:table-cell>
          <table:table-cell office:value-type="string">
            <text:p>Gnieźnieńska Strażack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iłsudskiego Waryńskiego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iłsudskiego Moniuszki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iłsudskiego Traugutt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ałubińskiego Szpital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hałubińskiego Leśna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table:number-columns-spanned="2" table:number-rows-spanned="1">
            <text:p>Kierunek</text:p>
          </table:table-cell>
          <table:covered-table-cell/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/>
        </table:table-row>
      </table:table>
      <table:table table:name="1_1" table:style-name="ta1" table:print="false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8" table:number-columns-repeated="6" table:default-cell-style-name="ce6"/>
        <table:table-column table:style-name="co6" table:default-cell-style-name="ce6"/>
        <table:table-column table:style-name="co8" table:default-cell-style-name="ce6"/>
        <table:table-column table:style-name="co10" table:default-cell-style-name="ce6"/>
        <table:table-column table:style-name="co6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9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8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3" table:number-columns-repeated="987" table:default-cell-style-name="ce6"/>
        <table:table-row table:style-name="ro1">
          <table:table-cell table:style-name="ce4" office:value-type="string">
            <text:p>Gnieźnieńska Pętla</text:p>
          </table:table-cell>
          <table:table-cell table:style-name="ce7" office:value-type="string">
            <text:p>6:23v</text:p>
          </table:table-cell>
          <table:table-cell office:value-type="string">
            <text:p>6:52</text:p>
          </table:table-cell>
          <table:table-cell office:value-type="string">
            <text:p>7:07</text:p>
          </table:table-cell>
          <table:table-cell office:value-type="string">
            <text:p>7:32v</text:p>
          </table:table-cell>
          <table:table-cell office:value-type="string">
            <text:p>7:52</text:p>
          </table:table-cell>
          <table:table-cell office:value-type="string">
            <text:p>8:12</text:p>
          </table:table-cell>
          <table:table-cell office:value-type="string">
            <text:p>8:52</text:p>
          </table:table-cell>
          <table:table-cell office:value-type="string">
            <text:p>9:32</text:p>
          </table:table-cell>
          <table:table-cell table:style-name="ce9" office:value-type="string">
            <text:p>10:12</text:p>
          </table:table-cell>
          <table:table-cell table:style-name="ce8" office:value-type="string">
            <text:p>10:52</text:p>
          </table:table-cell>
          <table:table-cell office:value-type="string">
            <text:p>11:32</text:p>
          </table:table-cell>
          <table:table-cell office:value-type="string">
            <text:p>12:12</text:p>
          </table:table-cell>
          <table:table-cell office:value-type="string">
            <text:p>12:52</text:p>
          </table:table-cell>
          <table:table-cell office:value-type="string">
            <text:p>13:32</text:p>
          </table:table-cell>
          <table:table-cell office:value-type="string">
            <text:p>14:12</text:p>
          </table:table-cell>
          <table:table-cell office:value-type="string">
            <text:p>15:12v</text:p>
          </table:table-cell>
          <table:table-cell office:value-type="string">
            <text:p>15:42v</text:p>
          </table:table-cell>
          <table:table-cell office:value-type="string">
            <text:p>16:12v</text:p>
          </table:table-cell>
          <table:table-cell office:value-type="string">
            <text:p>16:52v</text:p>
          </table:table-cell>
          <table:table-cell office:value-type="string">
            <text:p>17:12v</text:p>
          </table:table-cell>
          <table:table-cell office:value-type="string">
            <text:p>18:23</text:p>
          </table:table-cell>
          <table:table-cell office:value-type="string">
            <text:p>19:35</text:p>
          </table:table-cell>
          <table:table-cell office:value-type="string">
            <text:p>20:24</text:p>
          </table:table-cell>
          <table:table-cell office:value-type="string">
            <text:p>21:23</text:p>
          </table:table-cell>
          <table:table-cell office:value-type="string">
            <text:p>22:23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Centrum Handlowe ATRIUM</text:p>
          </table:table-cell>
          <table:table-cell table:style-name="ce7" office:value-type="string">
            <text:p>6:24v</text:p>
          </table:table-cell>
          <table:table-cell office:value-type="string">
            <text:p>6:54</text:p>
          </table:table-cell>
          <table:table-cell office:value-type="string">
            <text:p>7:09</text:p>
          </table:table-cell>
          <table:table-cell office:value-type="string">
            <text:p>7:34v</text:p>
          </table:table-cell>
          <table:table-cell office:value-type="string">
            <text:p>7:54</text:p>
          </table:table-cell>
          <table:table-cell office:value-type="string">
            <text:p>8:14</text:p>
          </table:table-cell>
          <table:table-cell office:value-type="string">
            <text:p>8:54</text:p>
          </table:table-cell>
          <table:table-cell office:value-type="string">
            <text:p>9:34</text:p>
          </table:table-cell>
          <table:table-cell table:style-name="ce9" office:value-type="string">
            <text:p>10:14</text:p>
          </table:table-cell>
          <table:table-cell table:style-name="ce8" office:value-type="string">
            <text:p>10:54</text:p>
          </table:table-cell>
          <table:table-cell office:value-type="string">
            <text:p>11:34</text:p>
          </table:table-cell>
          <table:table-cell office:value-type="string">
            <text:p>12:14</text:p>
          </table:table-cell>
          <table:table-cell office:value-type="string">
            <text:p>12:54</text:p>
          </table:table-cell>
          <table:table-cell office:value-type="string">
            <text:p>13:34</text:p>
          </table:table-cell>
          <table:table-cell office:value-type="string">
            <text:p>14:14</text:p>
          </table:table-cell>
          <table:table-cell office:value-type="string">
            <text:p>15:14v</text:p>
          </table:table-cell>
          <table:table-cell office:value-type="string">
            <text:p>15:44v</text:p>
          </table:table-cell>
          <table:table-cell office:value-type="string">
            <text:p>16:14v</text:p>
          </table:table-cell>
          <table:table-cell office:value-type="string">
            <text:p>16:54v</text:p>
          </table:table-cell>
          <table:table-cell office:value-type="string">
            <text:p>17:14v</text:p>
          </table:table-cell>
          <table:table-cell office:value-type="string">
            <text:p>18:25</text:p>
          </table:table-cell>
          <table:table-cell office:value-type="string">
            <text:p>19:37</text:p>
          </table:table-cell>
          <table:table-cell office:value-type="string">
            <text:p>20:26</text:p>
          </table:table-cell>
          <table:table-cell office:value-type="string">
            <text:p>21:25</text:p>
          </table:table-cell>
          <table:table-cell office:value-type="string">
            <text:p>22:25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Gnieźnieńska CH ATRIUM</text:p>
          </table:table-cell>
          <table:table-cell table:style-name="ce7" office:value-type="string">
            <text:p>6:26v</text:p>
          </table:table-cell>
          <table:table-cell office:value-type="string">
            <text:p>6:56</text:p>
          </table:table-cell>
          <table:table-cell office:value-type="string">
            <text:p>7:11</text:p>
          </table:table-cell>
          <table:table-cell office:value-type="string">
            <text:p>7:36v</text:p>
          </table:table-cell>
          <table:table-cell office:value-type="string">
            <text:p>7:56</text:p>
          </table:table-cell>
          <table:table-cell office:value-type="string">
            <text:p>8:16</text:p>
          </table:table-cell>
          <table:table-cell office:value-type="string">
            <text:p>8:56</text:p>
          </table:table-cell>
          <table:table-cell office:value-type="string">
            <text:p>9:36</text:p>
          </table:table-cell>
          <table:table-cell table:style-name="ce9" office:value-type="string">
            <text:p>10:16</text:p>
          </table:table-cell>
          <table:table-cell table:style-name="ce8" office:value-type="string">
            <text:p>10:56</text:p>
          </table:table-cell>
          <table:table-cell office:value-type="string">
            <text:p>11:36</text:p>
          </table:table-cell>
          <table:table-cell office:value-type="string">
            <text:p>12:16</text:p>
          </table:table-cell>
          <table:table-cell office:value-type="string">
            <text:p>12:56</text:p>
          </table:table-cell>
          <table:table-cell office:value-type="string">
            <text:p>13:36</text:p>
          </table:table-cell>
          <table:table-cell office:value-type="string">
            <text:p>14:16</text:p>
          </table:table-cell>
          <table:table-cell office:value-type="string">
            <text:p>15:16v</text:p>
          </table:table-cell>
          <table:table-cell office:value-type="string">
            <text:p>15:46v</text:p>
          </table:table-cell>
          <table:table-cell office:value-type="string">
            <text:p>16:16v</text:p>
          </table:table-cell>
          <table:table-cell office:value-type="string">
            <text:p>16:56v</text:p>
          </table:table-cell>
          <table:table-cell office:value-type="string">
            <text:p>17:16v</text:p>
          </table:table-cell>
          <table:table-cell office:value-type="string">
            <text:p>18:27</text:p>
          </table:table-cell>
          <table:table-cell office:value-type="string">
            <text:p>19:39</text:p>
          </table:table-cell>
          <table:table-cell office:value-type="string">
            <text:p>20:28</text:p>
          </table:table-cell>
          <table:table-cell office:value-type="string">
            <text:p>21:27</text:p>
          </table:table-cell>
          <table:table-cell office:value-type="string">
            <text:p>22:27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Gnieźnieńska 4 Marca</text:p>
          </table:table-cell>
          <table:table-cell table:style-name="ce7" office:value-type="string">
            <text:p>6:28v</text:p>
          </table:table-cell>
          <table:table-cell table:style-name="ce9" office:value-type="string">
            <text:p>6:57</text:p>
          </table:table-cell>
          <table:table-cell office:value-type="string">
            <text:p>7:12</text:p>
          </table:table-cell>
          <table:table-cell office:value-type="string">
            <text:p>7:37v</text:p>
          </table:table-cell>
          <table:table-cell office:value-type="string">
            <text:p>7:57</text:p>
          </table:table-cell>
          <table:table-cell office:value-type="string">
            <text:p>8:17</text:p>
          </table:table-cell>
          <table:table-cell table:style-name="ce5" office:value-type="string">
            <text:p>8:57</text:p>
          </table:table-cell>
          <table:table-cell table:style-name="ce5" office:value-type="string">
            <text:p>9:37</text:p>
          </table:table-cell>
          <table:table-cell table:style-name="ce5" office:value-type="string">
            <text:p>10:17</text:p>
          </table:table-cell>
          <table:table-cell table:style-name="ce5" office:value-type="string">
            <text:p>10:57</text:p>
          </table:table-cell>
          <table:table-cell table:style-name="ce5" office:value-type="string">
            <text:p>11:37</text:p>
          </table:table-cell>
          <table:table-cell table:style-name="ce5" office:value-type="string">
            <text:p>12:17</text:p>
          </table:table-cell>
          <table:table-cell table:style-name="ce5" office:value-type="string">
            <text:p>12:57</text:p>
          </table:table-cell>
          <table:table-cell table:style-name="ce5" office:value-type="string">
            <text:p>13:37</text:p>
          </table:table-cell>
          <table:table-cell table:style-name="ce5" office:value-type="string">
            <text:p>14:17</text:p>
          </table:table-cell>
          <table:table-cell table:style-name="ce5" office:value-type="string">
            <text:p>15:17v</text:p>
          </table:table-cell>
          <table:table-cell table:style-name="ce5" office:value-type="string">
            <text:p>15:47v</text:p>
          </table:table-cell>
          <table:table-cell table:style-name="ce5" office:value-type="string">
            <text:p>16:17v</text:p>
          </table:table-cell>
          <table:table-cell table:style-name="ce5" office:value-type="string">
            <text:p>16:57v</text:p>
          </table:table-cell>
          <table:table-cell table:style-name="ce5" office:value-type="string">
            <text:p>17:17v</text:p>
          </table:table-cell>
          <table:table-cell table:style-name="ce5" office:value-type="string">
            <text:p>18:28</text:p>
          </table:table-cell>
          <table:table-cell table:style-name="ce5" office:value-type="string">
            <text:p>19:40</text:p>
          </table:table-cell>
          <table:table-cell table:style-name="ce5" office:value-type="string">
            <text:p>20:29</text:p>
          </table:table-cell>
          <table:table-cell table:style-name="ce5" office:value-type="string">
            <text:p>21:28</text:p>
          </table:table-cell>
          <table:table-cell table:style-name="ce5" office:value-type="string">
            <text:p>22:28</text:p>
          </table:table-cell>
          <table:table-cell table:style-name="ce5" office:value-type="string">
            <text:p><text:s/></text:p>
          </table:table-cell>
          <table:table-cell table:style-name="ce5" table:number-columns-repeated="5"/>
          <table:table-cell table:number-columns-repeated="2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Gnieźnieńska Modrzejewskiej</text:p>
          </table:table-cell>
          <table:table-cell table:style-name="ce7" office:value-type="string">
            <text:p>6:29v</text:p>
          </table:table-cell>
          <table:table-cell table:style-name="ce9" office:value-type="string">
            <text:p>6:58</text:p>
          </table:table-cell>
          <table:table-cell office:value-type="string">
            <text:p>7:13</text:p>
          </table:table-cell>
          <table:table-cell office:value-type="string">
            <text:p>7:38v</text:p>
          </table:table-cell>
          <table:table-cell office:value-type="string">
            <text:p>7:58</text:p>
          </table:table-cell>
          <table:table-cell office:value-type="string">
            <text:p>8:18</text:p>
          </table:table-cell>
          <table:table-cell office:value-type="string">
            <text:p>8:58</text:p>
          </table:table-cell>
          <table:table-cell office:value-type="string">
            <text:p>9:38</text:p>
          </table:table-cell>
          <table:table-cell office:value-type="string">
            <text:p>10:18</text:p>
          </table:table-cell>
          <table:table-cell office:value-type="string">
            <text:p>10:58</text:p>
          </table:table-cell>
          <table:table-cell office:value-type="string">
            <text:p>11:38</text:p>
          </table:table-cell>
          <table:table-cell office:value-type="string">
            <text:p>12:18</text:p>
          </table:table-cell>
          <table:table-cell office:value-type="string">
            <text:p>12:58</text:p>
          </table:table-cell>
          <table:table-cell office:value-type="string">
            <text:p>13:38</text:p>
          </table:table-cell>
          <table:table-cell office:value-type="string">
            <text:p>14:18</text:p>
          </table:table-cell>
          <table:table-cell office:value-type="string">
            <text:p>15:18v</text:p>
          </table:table-cell>
          <table:table-cell office:value-type="string">
            <text:p>15:48v</text:p>
          </table:table-cell>
          <table:table-cell office:value-type="string">
            <text:p>16:18v</text:p>
          </table:table-cell>
          <table:table-cell office:value-type="string">
            <text:p>16:58v</text:p>
          </table:table-cell>
          <table:table-cell office:value-type="string">
            <text:p>17:18v</text:p>
          </table:table-cell>
          <table:table-cell office:value-type="string">
            <text:p>18:29</text:p>
          </table:table-cell>
          <table:table-cell office:value-type="string">
            <text:p>19:41</text:p>
          </table:table-cell>
          <table:table-cell office:value-type="string">
            <text:p>20:30</text:p>
          </table:table-cell>
          <table:table-cell office:value-type="string">
            <text:p>21:29</text:p>
          </table:table-cell>
          <table:table-cell office:value-type="string">
            <text:p>22:29</text:p>
          </table:table-cell>
          <table:table-cell office:value-type="string">
            <text:p><text:s/></text:p>
          </table:table-cell>
          <table:table-cell table:number-columns-repeated="5"/>
          <table:table-cell table:style-name="ce5" table:number-columns-repeated="4"/>
          <table:table-cell table:number-columns-repeated="988"/>
        </table:table-row>
        <table:table-row table:style-name="ro1">
          <table:table-cell table:style-name="ce4" office:value-type="string">
            <text:p>Krakusa i Wandy Połczyńska</text:p>
          </table:table-cell>
          <table:table-cell table:style-name="ce7" office:value-type="string">
            <text:p>6:30v</text:p>
          </table:table-cell>
          <table:table-cell table:style-name="ce9" office:value-type="string">
            <text:p>7:00</text:p>
          </table:table-cell>
          <table:table-cell office:value-type="string">
            <text:p>7:15</text:p>
          </table:table-cell>
          <table:table-cell office:value-type="string">
            <text:p>7:40v</text:p>
          </table:table-cell>
          <table:table-cell office:value-type="string">
            <text:p>8:00</text:p>
          </table:table-cell>
          <table:table-cell office:value-type="string">
            <text:p>8:20</text:p>
          </table:table-cell>
          <table:table-cell office:value-type="string">
            <text:p>9:00</text:p>
          </table:table-cell>
          <table:table-cell office:value-type="string">
            <text:p>9:40</text:p>
          </table:table-cell>
          <table:table-cell office:value-type="string">
            <text:p>10:20</text:p>
          </table:table-cell>
          <table:table-cell office:value-type="string">
            <text:p>11:00</text:p>
          </table:table-cell>
          <table:table-cell office:value-type="string">
            <text:p>11:40</text:p>
          </table:table-cell>
          <table:table-cell office:value-type="string">
            <text:p>12:20</text:p>
          </table:table-cell>
          <table:table-cell office:value-type="string">
            <text:p>13:00</text:p>
          </table:table-cell>
          <table:table-cell office:value-type="string">
            <text:p>13:40</text:p>
          </table:table-cell>
          <table:table-cell office:value-type="string">
            <text:p>14:20</text:p>
          </table:table-cell>
          <table:table-cell office:value-type="string">
            <text:p>15:20v</text:p>
          </table:table-cell>
          <table:table-cell office:value-type="string">
            <text:p>15:50v</text:p>
          </table:table-cell>
          <table:table-cell office:value-type="string">
            <text:p>16:20v</text:p>
          </table:table-cell>
          <table:table-cell office:value-type="string">
            <text:p>17:00v</text:p>
          </table:table-cell>
          <table:table-cell office:value-type="string">
            <text:p>17:20v</text:p>
          </table:table-cell>
          <table:table-cell office:value-type="string">
            <text:p>18:30</text:p>
          </table:table-cell>
          <table:table-cell office:value-type="string">
            <text:p>19:42</text:p>
          </table:table-cell>
          <table:table-cell office:value-type="string">
            <text:p>20:31</text:p>
          </table:table-cell>
          <table:table-cell office:value-type="string">
            <text:p>21:30</text:p>
          </table:table-cell>
          <table:table-cell office:value-type="string">
            <text:p>22:30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Krakusa i Wandy Drzymały</text:p>
          </table:table-cell>
          <table:table-cell table:style-name="ce7" office:value-type="string">
            <text:p>6:32v</text:p>
          </table:table-cell>
          <table:table-cell table:style-name="ce9" office:value-type="string">
            <text:p>7:02</text:p>
          </table:table-cell>
          <table:table-cell office:value-type="string">
            <text:p>7:17</text:p>
          </table:table-cell>
          <table:table-cell office:value-type="string">
            <text:p>7:42v</text:p>
          </table:table-cell>
          <table:table-cell office:value-type="string">
            <text:p>8:02</text:p>
          </table:table-cell>
          <table:table-cell office:value-type="string">
            <text:p>8:22</text:p>
          </table:table-cell>
          <table:table-cell office:value-type="string">
            <text:p>9:02</text:p>
          </table:table-cell>
          <table:table-cell office:value-type="string">
            <text:p>9:42</text:p>
          </table:table-cell>
          <table:table-cell office:value-type="string">
            <text:p>10:22</text:p>
          </table:table-cell>
          <table:table-cell office:value-type="string">
            <text:p>11:02</text:p>
          </table:table-cell>
          <table:table-cell office:value-type="string">
            <text:p>11:42</text:p>
          </table:table-cell>
          <table:table-cell office:value-type="string">
            <text:p>12:22</text:p>
          </table:table-cell>
          <table:table-cell office:value-type="string">
            <text:p>13:02</text:p>
          </table:table-cell>
          <table:table-cell office:value-type="string">
            <text:p>13:42</text:p>
          </table:table-cell>
          <table:table-cell office:value-type="string">
            <text:p>14:22</text:p>
          </table:table-cell>
          <table:table-cell office:value-type="string">
            <text:p>15:22v</text:p>
          </table:table-cell>
          <table:table-cell office:value-type="string">
            <text:p>15:52v</text:p>
          </table:table-cell>
          <table:table-cell office:value-type="string">
            <text:p>16:22v</text:p>
          </table:table-cell>
          <table:table-cell office:value-type="string">
            <text:p>17:02v</text:p>
          </table:table-cell>
          <table:table-cell office:value-type="string">
            <text:p>17:22v</text:p>
          </table:table-cell>
          <table:table-cell office:value-type="string">
            <text:p>18:32</text:p>
          </table:table-cell>
          <table:table-cell office:value-type="string">
            <text:p>19:44</text:p>
          </table:table-cell>
          <table:table-cell office:value-type="string">
            <text:p>20:33</text:p>
          </table:table-cell>
          <table:table-cell office:value-type="string">
            <text:p>21:32</text:p>
          </table:table-cell>
          <table:table-cell office:value-type="string">
            <text:p>22:32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Zwycięstwa Krakusa i Wandy</text:p>
          </table:table-cell>
          <table:table-cell table:style-name="ce7" office:value-type="string">
            <text:p>6:34v</text:p>
          </table:table-cell>
          <table:table-cell table:style-name="ce9" office:value-type="string">
            <text:p>7:04</text:p>
          </table:table-cell>
          <table:table-cell office:value-type="string">
            <text:p>7:19</text:p>
          </table:table-cell>
          <table:table-cell office:value-type="string">
            <text:p>7:44v</text:p>
          </table:table-cell>
          <table:table-cell office:value-type="string">
            <text:p>8:04</text:p>
          </table:table-cell>
          <table:table-cell office:value-type="string">
            <text:p>8:24</text:p>
          </table:table-cell>
          <table:table-cell office:value-type="string">
            <text:p>9:04</text:p>
          </table:table-cell>
          <table:table-cell office:value-type="string">
            <text:p>9:44</text:p>
          </table:table-cell>
          <table:table-cell office:value-type="string">
            <text:p>10:24</text:p>
          </table:table-cell>
          <table:table-cell office:value-type="string">
            <text:p>11:04</text:p>
          </table:table-cell>
          <table:table-cell office:value-type="string">
            <text:p>11:44</text:p>
          </table:table-cell>
          <table:table-cell office:value-type="string">
            <text:p>12:24</text:p>
          </table:table-cell>
          <table:table-cell office:value-type="string">
            <text:p>13:04</text:p>
          </table:table-cell>
          <table:table-cell office:value-type="string">
            <text:p>13:44</text:p>
          </table:table-cell>
          <table:table-cell office:value-type="string">
            <text:p>14:24</text:p>
          </table:table-cell>
          <table:table-cell office:value-type="string">
            <text:p>15:24v</text:p>
          </table:table-cell>
          <table:table-cell office:value-type="string">
            <text:p>15:54v</text:p>
          </table:table-cell>
          <table:table-cell office:value-type="string">
            <text:p>16:24v</text:p>
          </table:table-cell>
          <table:table-cell office:value-type="string">
            <text:p>17:04v</text:p>
          </table:table-cell>
          <table:table-cell office:value-type="string">
            <text:p>17:24v</text:p>
          </table:table-cell>
          <table:table-cell office:value-type="string">
            <text:p>18:34</text:p>
          </table:table-cell>
          <table:table-cell office:value-type="string">
            <text:p>19:46</text:p>
          </table:table-cell>
          <table:table-cell office:value-type="string">
            <text:p>20:35</text:p>
          </table:table-cell>
          <table:table-cell office:value-type="string">
            <text:p>21:34</text:p>
          </table:table-cell>
          <table:table-cell office:value-type="string">
            <text:p>22:34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Zwycięstwa Słowackiego</text:p>
          </table:table-cell>
          <table:table-cell table:style-name="ce7" office:value-type="string">
            <text:p>6:36v</text:p>
          </table:table-cell>
          <table:table-cell table:style-name="ce9" office:value-type="string">
            <text:p>7:06</text:p>
          </table:table-cell>
          <table:table-cell office:value-type="string">
            <text:p>7:21</text:p>
          </table:table-cell>
          <table:table-cell office:value-type="string">
            <text:p>7:46v</text:p>
          </table:table-cell>
          <table:table-cell office:value-type="string">
            <text:p>8:06</text:p>
          </table:table-cell>
          <table:table-cell office:value-type="string">
            <text:p>8:26</text:p>
          </table:table-cell>
          <table:table-cell office:value-type="string">
            <text:p>9:06</text:p>
          </table:table-cell>
          <table:table-cell office:value-type="string">
            <text:p>9:46</text:p>
          </table:table-cell>
          <table:table-cell office:value-type="string">
            <text:p>10:26</text:p>
          </table:table-cell>
          <table:table-cell office:value-type="string">
            <text:p>11:06</text:p>
          </table:table-cell>
          <table:table-cell office:value-type="string">
            <text:p>11:46</text:p>
          </table:table-cell>
          <table:table-cell office:value-type="string">
            <text:p>12:26</text:p>
          </table:table-cell>
          <table:table-cell office:value-type="string">
            <text:p>13:06</text:p>
          </table:table-cell>
          <table:table-cell office:value-type="string">
            <text:p>13:47</text:p>
          </table:table-cell>
          <table:table-cell office:value-type="string">
            <text:p>14:27</text:p>
          </table:table-cell>
          <table:table-cell office:value-type="string">
            <text:p>15:27v</text:p>
          </table:table-cell>
          <table:table-cell office:value-type="string">
            <text:p>15:57v</text:p>
          </table:table-cell>
          <table:table-cell office:value-type="string">
            <text:p>16:27v</text:p>
          </table:table-cell>
          <table:table-cell office:value-type="string">
            <text:p>17:06v</text:p>
          </table:table-cell>
          <table:table-cell office:value-type="string">
            <text:p>17:26v</text:p>
          </table:table-cell>
          <table:table-cell office:value-type="string">
            <text:p>18:36</text:p>
          </table:table-cell>
          <table:table-cell office:value-type="string">
            <text:p>19:48</text:p>
          </table:table-cell>
          <table:table-cell office:value-type="string">
            <text:p>20:37</text:p>
          </table:table-cell>
          <table:table-cell office:value-type="string">
            <text:p>21:36</text:p>
          </table:table-cell>
          <table:table-cell office:value-type="string">
            <text:p>22:36</text:p>
          </table:table-cell>
          <table:table-cell office:value-type="string">
            <text:p><text:s/></text:p>
          </table:table-cell>
          <table:table-cell table:number-columns-repeated="7"/>
          <table:table-cell table:style-name="ce5"/>
          <table:table-cell table:number-columns-repeated="989"/>
        </table:table-row>
        <table:table-row table:style-name="ro1">
          <table:table-cell table:style-name="ce4" office:value-type="string">
            <text:p>Zwycięstwa Plac Wolności</text:p>
          </table:table-cell>
          <table:table-cell table:style-name="ce7" office:value-type="string">
            <text:p>6:37v</text:p>
          </table:table-cell>
          <table:table-cell table:style-name="ce9" office:value-type="string">
            <text:p>7:07</text:p>
          </table:table-cell>
          <table:table-cell office:value-type="string">
            <text:p>7:22</text:p>
          </table:table-cell>
          <table:table-cell office:value-type="string">
            <text:p>7:47v</text:p>
          </table:table-cell>
          <table:table-cell office:value-type="string">
            <text:p>8:07</text:p>
          </table:table-cell>
          <table:table-cell office:value-type="string">
            <text:p>8:27</text:p>
          </table:table-cell>
          <table:table-cell office:value-type="string">
            <text:p>9:07</text:p>
          </table:table-cell>
          <table:table-cell office:value-type="string">
            <text:p>9:47</text:p>
          </table:table-cell>
          <table:table-cell office:value-type="string">
            <text:p>10:27</text:p>
          </table:table-cell>
          <table:table-cell office:value-type="string">
            <text:p>11:07</text:p>
          </table:table-cell>
          <table:table-cell office:value-type="string">
            <text:p>11:47</text:p>
          </table:table-cell>
          <table:table-cell office:value-type="string">
            <text:p>12:27</text:p>
          </table:table-cell>
          <table:table-cell office:value-type="string">
            <text:p>13:07</text:p>
          </table:table-cell>
          <table:table-cell office:value-type="string">
            <text:p>13:48</text:p>
          </table:table-cell>
          <table:table-cell office:value-type="string">
            <text:p>14:28</text:p>
          </table:table-cell>
          <table:table-cell office:value-type="string">
            <text:p>15:28v</text:p>
          </table:table-cell>
          <table:table-cell office:value-type="string">
            <text:p>15:58v</text:p>
          </table:table-cell>
          <table:table-cell office:value-type="string">
            <text:p>16:28v</text:p>
          </table:table-cell>
          <table:table-cell office:value-type="string">
            <text:p>17:07v</text:p>
          </table:table-cell>
          <table:table-cell office:value-type="string">
            <text:p>17:27v</text:p>
          </table:table-cell>
          <table:table-cell office:value-type="string">
            <text:p>18:37</text:p>
          </table:table-cell>
          <table:table-cell office:value-type="string">
            <text:p>19:49</text:p>
          </table:table-cell>
          <table:table-cell office:value-type="string">
            <text:p>20:38</text:p>
          </table:table-cell>
          <table:table-cell office:value-type="string">
            <text:p>21:37</text:p>
          </table:table-cell>
          <table:table-cell office:value-type="string">
            <text:p>22:37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Zwycięstwa Clausiusa</text:p>
          </table:table-cell>
          <table:table-cell table:style-name="ce7" office:value-type="string">
            <text:p>6:38v</text:p>
          </table:table-cell>
          <table:table-cell table:style-name="ce9" office:value-type="string">
            <text:p>7:08</text:p>
          </table:table-cell>
          <table:table-cell office:value-type="string">
            <text:p>7:23</text:p>
          </table:table-cell>
          <table:table-cell office:value-type="string">
            <text:p>7:48v</text:p>
          </table:table-cell>
          <table:table-cell office:value-type="string">
            <text:p>8:08</text:p>
          </table:table-cell>
          <table:table-cell office:value-type="string">
            <text:p>8:28</text:p>
          </table:table-cell>
          <table:table-cell office:value-type="string">
            <text:p>9:08</text:p>
          </table:table-cell>
          <table:table-cell office:value-type="string">
            <text:p>9:48</text:p>
          </table:table-cell>
          <table:table-cell office:value-type="string">
            <text:p>10:28</text:p>
          </table:table-cell>
          <table:table-cell office:value-type="string">
            <text:p>11:08</text:p>
          </table:table-cell>
          <table:table-cell office:value-type="string">
            <text:p>11:48</text:p>
          </table:table-cell>
          <table:table-cell office:value-type="string">
            <text:p>12:28</text:p>
          </table:table-cell>
          <table:table-cell office:value-type="string">
            <text:p>13:08</text:p>
          </table:table-cell>
          <table:table-cell office:value-type="string">
            <text:p>13:49</text:p>
          </table:table-cell>
          <table:table-cell office:value-type="string">
            <text:p>14:29</text:p>
          </table:table-cell>
          <table:table-cell office:value-type="string">
            <text:p>15:29v</text:p>
          </table:table-cell>
          <table:table-cell office:value-type="string">
            <text:p>15:59v</text:p>
          </table:table-cell>
          <table:table-cell office:value-type="string">
            <text:p>16:29v</text:p>
          </table:table-cell>
          <table:table-cell office:value-type="string">
            <text:p>17:08v</text:p>
          </table:table-cell>
          <table:table-cell office:value-type="string">
            <text:p>17:28v</text:p>
          </table:table-cell>
          <table:table-cell office:value-type="string">
            <text:p>18:38</text:p>
          </table:table-cell>
          <table:table-cell office:value-type="string">
            <text:p>19:50</text:p>
          </table:table-cell>
          <table:table-cell office:value-type="string">
            <text:p>20:39</text:p>
          </table:table-cell>
          <table:table-cell office:value-type="string">
            <text:p>21:38</text:p>
          </table:table-cell>
          <table:table-cell office:value-type="string">
            <text:p>22:38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Waryńskiego Zwycięstwa</text:p>
          </table:table-cell>
          <table:table-cell table:style-name="ce7" office:value-type="string">
            <text:p>6:40v</text:p>
          </table:table-cell>
          <table:table-cell table:style-name="ce9" office:value-type="string">
            <text:p>7:10</text:p>
          </table:table-cell>
          <table:table-cell office:value-type="string">
            <text:p>7:25</text:p>
          </table:table-cell>
          <table:table-cell office:value-type="string">
            <text:p>7:50v</text:p>
          </table:table-cell>
          <table:table-cell office:value-type="string">
            <text:p>8:10</text:p>
          </table:table-cell>
          <table:table-cell office:value-type="string">
            <text:p>8:30</text:p>
          </table:table-cell>
          <table:table-cell office:value-type="string">
            <text:p>9:10</text:p>
          </table:table-cell>
          <table:table-cell office:value-type="string">
            <text:p>9:50</text:p>
          </table:table-cell>
          <table:table-cell office:value-type="string">
            <text:p>10:31</text:p>
          </table:table-cell>
          <table:table-cell office:value-type="string">
            <text:p>11:11</text:p>
          </table:table-cell>
          <table:table-cell office:value-type="string">
            <text:p>11:51</text:p>
          </table:table-cell>
          <table:table-cell office:value-type="string">
            <text:p>12:31</text:p>
          </table:table-cell>
          <table:table-cell office:value-type="string">
            <text:p>13:11</text:p>
          </table:table-cell>
          <table:table-cell office:value-type="string">
            <text:p>13:52</text:p>
          </table:table-cell>
          <table:table-cell office:value-type="string">
            <text:p>14:32</text:p>
          </table:table-cell>
          <table:table-cell office:value-type="string">
            <text:p>15:32v</text:p>
          </table:table-cell>
          <table:table-cell office:value-type="string">
            <text:p>16:02v</text:p>
          </table:table-cell>
          <table:table-cell office:value-type="string">
            <text:p>16:32v</text:p>
          </table:table-cell>
          <table:table-cell office:value-type="string">
            <text:p>17:11v</text:p>
          </table:table-cell>
          <table:table-cell office:value-type="string">
            <text:p>17:31v</text:p>
          </table:table-cell>
          <table:table-cell office:value-type="string">
            <text:p>18:40</text:p>
          </table:table-cell>
          <table:table-cell office:value-type="string">
            <text:p>19:52</text:p>
          </table:table-cell>
          <table:table-cell office:value-type="string">
            <text:p>20:41</text:p>
          </table:table-cell>
          <table:table-cell office:value-type="string">
            <text:p>21:40</text:p>
          </table:table-cell>
          <table:table-cell office:value-type="string">
            <text:p>22:40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Piłsudskiego Waryńskiego</text:p>
          </table:table-cell>
          <table:table-cell table:style-name="ce7" office:value-type="string">
            <text:p>6:41v</text:p>
          </table:table-cell>
          <table:table-cell table:style-name="ce9" office:value-type="string">
            <text:p>7:11</text:p>
          </table:table-cell>
          <table:table-cell office:value-type="string">
            <text:p>7:26</text:p>
          </table:table-cell>
          <table:table-cell office:value-type="string">
            <text:p>7:51v</text:p>
          </table:table-cell>
          <table:table-cell office:value-type="string">
            <text:p>8:11</text:p>
          </table:table-cell>
          <table:table-cell office:value-type="string">
            <text:p>8:31</text:p>
          </table:table-cell>
          <table:table-cell office:value-type="string">
            <text:p>9:11</text:p>
          </table:table-cell>
          <table:table-cell office:value-type="string">
            <text:p>9:51</text:p>
          </table:table-cell>
          <table:table-cell office:value-type="string">
            <text:p>10:32</text:p>
          </table:table-cell>
          <table:table-cell office:value-type="string">
            <text:p>11:12</text:p>
          </table:table-cell>
          <table:table-cell office:value-type="string">
            <text:p>11:52</text:p>
          </table:table-cell>
          <table:table-cell office:value-type="string">
            <text:p>12:32</text:p>
          </table:table-cell>
          <table:table-cell office:value-type="string">
            <text:p>13:12</text:p>
          </table:table-cell>
          <table:table-cell office:value-type="string">
            <text:p>13:53</text:p>
          </table:table-cell>
          <table:table-cell office:value-type="string">
            <text:p>14:33</text:p>
          </table:table-cell>
          <table:table-cell office:value-type="string">
            <text:p>15:33v</text:p>
          </table:table-cell>
          <table:table-cell office:value-type="string">
            <text:p>16:03v</text:p>
          </table:table-cell>
          <table:table-cell office:value-type="string">
            <text:p>16:33v</text:p>
          </table:table-cell>
          <table:table-cell office:value-type="string">
            <text:p>17:12v</text:p>
          </table:table-cell>
          <table:table-cell office:value-type="string">
            <text:p>17:32v</text:p>
          </table:table-cell>
          <table:table-cell office:value-type="string">
            <text:p>18:41</text:p>
          </table:table-cell>
          <table:table-cell office:value-type="string">
            <text:p>19:53</text:p>
          </table:table-cell>
          <table:table-cell office:value-type="string">
            <text:p>20:42</text:p>
          </table:table-cell>
          <table:table-cell office:value-type="string">
            <text:p>21:41</text:p>
          </table:table-cell>
          <table:table-cell office:value-type="string">
            <text:p>22:41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Piłsudskiego Moniuszki</text:p>
          </table:table-cell>
          <table:table-cell table:style-name="ce7" office:value-type="string">
            <text:p>6:42v</text:p>
          </table:table-cell>
          <table:table-cell table:style-name="ce9" office:value-type="string">
            <text:p>7:12</text:p>
          </table:table-cell>
          <table:table-cell office:value-type="string">
            <text:p>7:27</text:p>
          </table:table-cell>
          <table:table-cell office:value-type="string">
            <text:p>7:52v</text:p>
          </table:table-cell>
          <table:table-cell office:value-type="string">
            <text:p>8:12</text:p>
          </table:table-cell>
          <table:table-cell office:value-type="string">
            <text:p>8:32</text:p>
          </table:table-cell>
          <table:table-cell office:value-type="string">
            <text:p>9:12</text:p>
          </table:table-cell>
          <table:table-cell office:value-type="string">
            <text:p>9:52</text:p>
          </table:table-cell>
          <table:table-cell office:value-type="string">
            <text:p>10:33</text:p>
          </table:table-cell>
          <table:table-cell office:value-type="string">
            <text:p>11:13</text:p>
          </table:table-cell>
          <table:table-cell office:value-type="string">
            <text:p>11:53</text:p>
          </table:table-cell>
          <table:table-cell office:value-type="string">
            <text:p>12:33</text:p>
          </table:table-cell>
          <table:table-cell office:value-type="string">
            <text:p>13:13</text:p>
          </table:table-cell>
          <table:table-cell office:value-type="string">
            <text:p>13:54</text:p>
          </table:table-cell>
          <table:table-cell office:value-type="string">
            <text:p>14:34</text:p>
          </table:table-cell>
          <table:table-cell office:value-type="string">
            <text:p>15:34v</text:p>
          </table:table-cell>
          <table:table-cell office:value-type="string">
            <text:p>16:04v</text:p>
          </table:table-cell>
          <table:table-cell office:value-type="string">
            <text:p>16:34v</text:p>
          </table:table-cell>
          <table:table-cell office:value-type="string">
            <text:p>17:13v</text:p>
          </table:table-cell>
          <table:table-cell office:value-type="string">
            <text:p>17:33v</text:p>
          </table:table-cell>
          <table:table-cell office:value-type="string">
            <text:p>18:42</text:p>
          </table:table-cell>
          <table:table-cell office:value-type="string">
            <text:p>19:54</text:p>
          </table:table-cell>
          <table:table-cell office:value-type="string">
            <text:p>20:43</text:p>
          </table:table-cell>
          <table:table-cell office:value-type="string">
            <text:p>21:42</text:p>
          </table:table-cell>
          <table:table-cell office:value-type="string">
            <text:p>22:42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Piłsudskiego Traugutta</text:p>
          </table:table-cell>
          <table:table-cell table:style-name="ce7" office:value-type="string">
            <text:p>6:43v</text:p>
          </table:table-cell>
          <table:table-cell office:value-type="string">
            <text:p>7:13</text:p>
          </table:table-cell>
          <table:table-cell office:value-type="string">
            <text:p>7:28</text:p>
          </table:table-cell>
          <table:table-cell office:value-type="string">
            <text:p>7:53v</text:p>
          </table:table-cell>
          <table:table-cell office:value-type="string">
            <text:p>8:13</text:p>
          </table:table-cell>
          <table:table-cell office:value-type="string">
            <text:p>8:33</text:p>
          </table:table-cell>
          <table:table-cell office:value-type="string">
            <text:p>9:13</text:p>
          </table:table-cell>
          <table:table-cell office:value-type="string">
            <text:p>9:53</text:p>
          </table:table-cell>
          <table:table-cell office:value-type="string">
            <text:p>10:34</text:p>
          </table:table-cell>
          <table:table-cell office:value-type="string">
            <text:p>11:14</text:p>
          </table:table-cell>
          <table:table-cell office:value-type="string">
            <text:p>11:54</text:p>
          </table:table-cell>
          <table:table-cell office:value-type="string">
            <text:p>12:34</text:p>
          </table:table-cell>
          <table:table-cell office:value-type="string">
            <text:p>13:14</text:p>
          </table:table-cell>
          <table:table-cell office:value-type="string">
            <text:p>13:55</text:p>
          </table:table-cell>
          <table:table-cell office:value-type="string">
            <text:p>14:35</text:p>
          </table:table-cell>
          <table:table-cell office:value-type="string">
            <text:p>15:35v</text:p>
          </table:table-cell>
          <table:table-cell office:value-type="string">
            <text:p>16:05v</text:p>
          </table:table-cell>
          <table:table-cell office:value-type="string">
            <text:p>16:35v</text:p>
          </table:table-cell>
          <table:table-cell office:value-type="string">
            <text:p>17:14v</text:p>
          </table:table-cell>
          <table:table-cell office:value-type="string">
            <text:p>17:34v</text:p>
          </table:table-cell>
          <table:table-cell office:value-type="string">
            <text:p>18:43</text:p>
          </table:table-cell>
          <table:table-cell office:value-type="string">
            <text:p>19:55</text:p>
          </table:table-cell>
          <table:table-cell office:value-type="string">
            <text:p>20:44</text:p>
          </table:table-cell>
          <table:table-cell office:value-type="string">
            <text:p>21:43</text:p>
          </table:table-cell>
          <table:table-cell office:value-type="string">
            <text:p>22:43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Chałubińskiego Szpital</text:p>
          </table:table-cell>
          <table:table-cell table:style-name="ce7" office:value-type="string">
            <text:p>6:44v</text:p>
          </table:table-cell>
          <table:table-cell office:value-type="string">
            <text:p>7:14</text:p>
          </table:table-cell>
          <table:table-cell office:value-type="string">
            <text:p>7:29</text:p>
          </table:table-cell>
          <table:table-cell office:value-type="string">
            <text:p>7:54v</text:p>
          </table:table-cell>
          <table:table-cell office:value-type="string">
            <text:p>8:14</text:p>
          </table:table-cell>
          <table:table-cell office:value-type="string">
            <text:p>8:34</text:p>
          </table:table-cell>
          <table:table-cell office:value-type="string">
            <text:p>9:14</text:p>
          </table:table-cell>
          <table:table-cell office:value-type="string">
            <text:p>9:54</text:p>
          </table:table-cell>
          <table:table-cell office:value-type="string">
            <text:p>10:35</text:p>
          </table:table-cell>
          <table:table-cell office:value-type="string">
            <text:p>11:15</text:p>
          </table:table-cell>
          <table:table-cell office:value-type="string">
            <text:p>11:55</text:p>
          </table:table-cell>
          <table:table-cell office:value-type="string">
            <text:p>12:35</text:p>
          </table:table-cell>
          <table:table-cell office:value-type="string">
            <text:p>13:15</text:p>
          </table:table-cell>
          <table:table-cell office:value-type="string">
            <text:p>13:56</text:p>
          </table:table-cell>
          <table:table-cell office:value-type="string">
            <text:p>14:36</text:p>
          </table:table-cell>
          <table:table-cell office:value-type="string">
            <text:p>15:36v</text:p>
          </table:table-cell>
          <table:table-cell office:value-type="string">
            <text:p>16:06v</text:p>
          </table:table-cell>
          <table:table-cell office:value-type="string">
            <text:p>16:36v</text:p>
          </table:table-cell>
          <table:table-cell office:value-type="string">
            <text:p>17:15v</text:p>
          </table:table-cell>
          <table:table-cell office:value-type="string">
            <text:p>17:35v</text:p>
          </table:table-cell>
          <table:table-cell office:value-type="string">
            <text:p>18:44</text:p>
          </table:table-cell>
          <table:table-cell office:value-type="string">
            <text:p>19:56</text:p>
          </table:table-cell>
          <table:table-cell office:value-type="string">
            <text:p>20:45</text:p>
          </table:table-cell>
          <table:table-cell office:value-type="string">
            <text:p>21:44</text:p>
          </table:table-cell>
          <table:table-cell office:value-type="string">
            <text:p>22:44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Chałubińskiego Leśna</text:p>
          </table:table-cell>
          <table:table-cell table:style-name="ce7" office:value-type="string">
            <text:p>6:45v</text:p>
          </table:table-cell>
          <table:table-cell office:value-type="string">
            <text:p>7:15</text:p>
          </table:table-cell>
          <table:table-cell office:value-type="string">
            <text:p>7:30</text:p>
          </table:table-cell>
          <table:table-cell office:value-type="string">
            <text:p>7:55v</text:p>
          </table:table-cell>
          <table:table-cell office:value-type="string">
            <text:p>8:15</text:p>
          </table:table-cell>
          <table:table-cell office:value-type="string">
            <text:p>8:35</text:p>
          </table:table-cell>
          <table:table-cell office:value-type="string">
            <text:p>9:15</text:p>
          </table:table-cell>
          <table:table-cell office:value-type="string">
            <text:p>9:55</text:p>
          </table:table-cell>
          <table:table-cell office:value-type="string">
            <text:p>10:36</text:p>
          </table:table-cell>
          <table:table-cell office:value-type="string">
            <text:p>11:16</text:p>
          </table:table-cell>
          <table:table-cell office:value-type="string">
            <text:p>11:56</text:p>
          </table:table-cell>
          <table:table-cell office:value-type="string">
            <text:p>12:36</text:p>
          </table:table-cell>
          <table:table-cell office:value-type="string">
            <text:p>13:16</text:p>
          </table:table-cell>
          <table:table-cell office:value-type="string">
            <text:p>13:57</text:p>
          </table:table-cell>
          <table:table-cell office:value-type="string">
            <text:p>14:37</text:p>
          </table:table-cell>
          <table:table-cell office:value-type="string">
            <text:p>15:37v</text:p>
          </table:table-cell>
          <table:table-cell office:value-type="string">
            <text:p>16:07v</text:p>
          </table:table-cell>
          <table:table-cell office:value-type="string">
            <text:p>16:37v</text:p>
          </table:table-cell>
          <table:table-cell office:value-type="string">
            <text:p>17:16v</text:p>
          </table:table-cell>
          <table:table-cell office:value-type="string">
            <text:p>17:36v</text:p>
          </table:table-cell>
          <table:table-cell office:value-type="string">
            <text:p>18:45</text:p>
          </table:table-cell>
          <table:table-cell office:value-type="string">
            <text:p>19:57</text:p>
          </table:table-cell>
          <table:table-cell office:value-type="string">
            <text:p>20:46</text:p>
          </table:table-cell>
          <table:table-cell office:value-type="string">
            <text:p>21:45</text:p>
          </table:table-cell>
          <table:table-cell office:value-type="string">
            <text:p>22:45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12" table:default-cell-style-name="ce4"/>
        <table:table-column table:style-name="co5" table:default-cell-style-name="ce4"/>
        <table:table-column table:style-name="co13" table:number-columns-repeated="15" table:default-cell-style-name="ce4"/>
        <table:table-column table:style-name="co5" table:number-columns-repeated="1007" table:default-cell-style-name="ce4"/>
        <table:table-row table:style-name="ro2">
          <table:table-cell office:value-type="string">
            <text:p>Gnieźnieńska Pętla</text:p>
          </table:table-cell>
          <table:table-cell table:style-name="ce11" office:value-type="string">
            <text:p>6:23</text:p>
          </table:table-cell>
          <table:table-cell office:value-type="string">
            <text:p>7:23</text:p>
          </table:table-cell>
          <table:table-cell office:value-type="string">
            <text:p>8:13</text:p>
          </table:table-cell>
          <table:table-cell office:value-type="string">
            <text:p>9:13</text:p>
          </table:table-cell>
          <table:table-cell office:value-type="string">
            <text:p>10:13</text:p>
          </table:table-cell>
          <table:table-cell office:value-type="string">
            <text:p>11:13</text:p>
          </table:table-cell>
          <table:table-cell office:value-type="string">
            <text:p>12:13</text:p>
          </table:table-cell>
          <table:table-cell office:value-type="string">
            <text:p>13:13</text:p>
          </table:table-cell>
          <table:table-cell office:value-type="string">
            <text:p>14:13</text:p>
          </table:table-cell>
          <table:table-cell office:value-type="string">
            <text:p>15:13</text:p>
          </table:table-cell>
          <table:table-cell office:value-type="string">
            <text:p>16:13</text:p>
          </table:table-cell>
          <table:table-cell office:value-type="string">
            <text:p>17:13</text:p>
          </table:table-cell>
          <table:table-cell office:value-type="string">
            <text:p>18:23</text:p>
          </table:table-cell>
          <table:table-cell office:value-type="string">
            <text:p>19:13</text:p>
          </table:table-cell>
          <table:table-cell office:value-type="string">
            <text:p>20:13</text:p>
          </table:table-cell>
          <table:table-cell office:value-type="string">
            <text:p>21:23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Centrum Handlowe ATRIUM</text:p>
          </table:table-cell>
          <table:table-cell table:style-name="ce11" office:value-type="string">
            <text:p>6:24</text:p>
          </table:table-cell>
          <table:table-cell office:value-type="string">
            <text:p>7:24</text:p>
          </table:table-cell>
          <table:table-cell office:value-type="string">
            <text:p>8:15</text:p>
          </table:table-cell>
          <table:table-cell office:value-type="string">
            <text:p>9:15</text:p>
          </table:table-cell>
          <table:table-cell office:value-type="string">
            <text:p>10:15</text:p>
          </table:table-cell>
          <table:table-cell office:value-type="string">
            <text:p>11:15</text:p>
          </table:table-cell>
          <table:table-cell office:value-type="string">
            <text:p>12:15</text:p>
          </table:table-cell>
          <table:table-cell office:value-type="string">
            <text:p>13:15</text:p>
          </table:table-cell>
          <table:table-cell office:value-type="string">
            <text:p>14:15</text:p>
          </table:table-cell>
          <table:table-cell office:value-type="string">
            <text:p>15:15</text:p>
          </table:table-cell>
          <table:table-cell office:value-type="string">
            <text:p>16:15</text:p>
          </table:table-cell>
          <table:table-cell office:value-type="string">
            <text:p>17:15</text:p>
          </table:table-cell>
          <table:table-cell office:value-type="string">
            <text:p>18:25</text:p>
          </table:table-cell>
          <table:table-cell office:value-type="string">
            <text:p>19:14</text:p>
          </table:table-cell>
          <table:table-cell office:value-type="string">
            <text:p>20:14</text:p>
          </table:table-cell>
          <table:table-cell office:value-type="string">
            <text:p>21:24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Gnieźnieńska CH ATRIUM</text:p>
          </table:table-cell>
          <table:table-cell table:style-name="ce11" office:value-type="string">
            <text:p>6:26</text:p>
          </table:table-cell>
          <table:table-cell office:value-type="string">
            <text:p>7:26</text:p>
          </table:table-cell>
          <table:table-cell office:value-type="string">
            <text:p>8:17</text:p>
          </table:table-cell>
          <table:table-cell office:value-type="string">
            <text:p>9:17</text:p>
          </table:table-cell>
          <table:table-cell office:value-type="string">
            <text:p>10:17</text:p>
          </table:table-cell>
          <table:table-cell office:value-type="string">
            <text:p>11:17</text:p>
          </table:table-cell>
          <table:table-cell office:value-type="string">
            <text:p>12:17</text:p>
          </table:table-cell>
          <table:table-cell office:value-type="string">
            <text:p>13:17</text:p>
          </table:table-cell>
          <table:table-cell office:value-type="string">
            <text:p>14:17</text:p>
          </table:table-cell>
          <table:table-cell office:value-type="string">
            <text:p>15:17</text:p>
          </table:table-cell>
          <table:table-cell office:value-type="string">
            <text:p>16:17</text:p>
          </table:table-cell>
          <table:table-cell office:value-type="string">
            <text:p>17:17</text:p>
          </table:table-cell>
          <table:table-cell office:value-type="string">
            <text:p>18:27</text:p>
          </table:table-cell>
          <table:table-cell office:value-type="string">
            <text:p>19:16</text:p>
          </table:table-cell>
          <table:table-cell office:value-type="string">
            <text:p>20:16</text:p>
          </table:table-cell>
          <table:table-cell office:value-type="string">
            <text:p>21:26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Gnieźnieńska 4 Marca</text:p>
          </table:table-cell>
          <table:table-cell table:style-name="ce11" office:value-type="string">
            <text:p>6:28</text:p>
          </table:table-cell>
          <table:table-cell office:value-type="string">
            <text:p>7:28</text:p>
          </table:table-cell>
          <table:table-cell office:value-type="string">
            <text:p>8:18</text:p>
          </table:table-cell>
          <table:table-cell office:value-type="string">
            <text:p>9:18</text:p>
          </table:table-cell>
          <table:table-cell office:value-type="string">
            <text:p>10:18</text:p>
          </table:table-cell>
          <table:table-cell office:value-type="string">
            <text:p>11:18</text:p>
          </table:table-cell>
          <table:table-cell office:value-type="string">
            <text:p>12:18</text:p>
          </table:table-cell>
          <table:table-cell office:value-type="string">
            <text:p>13:18</text:p>
          </table:table-cell>
          <table:table-cell office:value-type="string">
            <text:p>14:18</text:p>
          </table:table-cell>
          <table:table-cell office:value-type="string">
            <text:p>15:18</text:p>
          </table:table-cell>
          <table:table-cell office:value-type="string">
            <text:p>16:18</text:p>
          </table:table-cell>
          <table:table-cell office:value-type="string">
            <text:p>17:18</text:p>
          </table:table-cell>
          <table:table-cell office:value-type="string">
            <text:p>18:28</text:p>
          </table:table-cell>
          <table:table-cell office:value-type="string">
            <text:p>19:18</text:p>
          </table:table-cell>
          <table:table-cell office:value-type="string">
            <text:p>20:18</text:p>
          </table:table-cell>
          <table:table-cell office:value-type="string">
            <text:p>21:28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Gnieźnieńska Modrzejewskiej</text:p>
          </table:table-cell>
          <table:table-cell table:style-name="ce11" office:value-type="string">
            <text:p>6:29</text:p>
          </table:table-cell>
          <table:table-cell office:value-type="string">
            <text:p>7:29</text:p>
          </table:table-cell>
          <table:table-cell office:value-type="string">
            <text:p>8:19</text:p>
          </table:table-cell>
          <table:table-cell office:value-type="string">
            <text:p>9:19</text:p>
          </table:table-cell>
          <table:table-cell office:value-type="string">
            <text:p>10:19</text:p>
          </table:table-cell>
          <table:table-cell office:value-type="string">
            <text:p>11:19</text:p>
          </table:table-cell>
          <table:table-cell office:value-type="string">
            <text:p>12:19</text:p>
          </table:table-cell>
          <table:table-cell office:value-type="string">
            <text:p>13:19</text:p>
          </table:table-cell>
          <table:table-cell office:value-type="string">
            <text:p>14:19</text:p>
          </table:table-cell>
          <table:table-cell office:value-type="string">
            <text:p>15:19</text:p>
          </table:table-cell>
          <table:table-cell office:value-type="string">
            <text:p>16:19</text:p>
          </table:table-cell>
          <table:table-cell office:value-type="string">
            <text:p>17:19</text:p>
          </table:table-cell>
          <table:table-cell office:value-type="string">
            <text:p>18:29</text:p>
          </table:table-cell>
          <table:table-cell office:value-type="string">
            <text:p>19:19</text:p>
          </table:table-cell>
          <table:table-cell office:value-type="string">
            <text:p>20:19</text:p>
          </table:table-cell>
          <table:table-cell office:value-type="string">
            <text:p>21:29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Krakusa i Wandy Połczyńska</text:p>
          </table:table-cell>
          <table:table-cell table:style-name="ce11" office:value-type="string">
            <text:p>6:30</text:p>
          </table:table-cell>
          <table:table-cell office:value-type="string">
            <text:p>7:30</text:p>
          </table:table-cell>
          <table:table-cell office:value-type="string">
            <text:p>8:21</text:p>
          </table:table-cell>
          <table:table-cell office:value-type="string">
            <text:p>9:21</text:p>
          </table:table-cell>
          <table:table-cell office:value-type="string">
            <text:p>10:21</text:p>
          </table:table-cell>
          <table:table-cell office:value-type="string">
            <text:p>11:21</text:p>
          </table:table-cell>
          <table:table-cell office:value-type="string">
            <text:p>12:21</text:p>
          </table:table-cell>
          <table:table-cell office:value-type="string">
            <text:p>13:21</text:p>
          </table:table-cell>
          <table:table-cell office:value-type="string">
            <text:p>14:21</text:p>
          </table:table-cell>
          <table:table-cell office:value-type="string">
            <text:p>15:21</text:p>
          </table:table-cell>
          <table:table-cell office:value-type="string">
            <text:p>16:21</text:p>
          </table:table-cell>
          <table:table-cell office:value-type="string">
            <text:p>17:21</text:p>
          </table:table-cell>
          <table:table-cell office:value-type="string">
            <text:p>18:31</text:p>
          </table:table-cell>
          <table:table-cell office:value-type="string">
            <text:p>19:20</text:p>
          </table:table-cell>
          <table:table-cell office:value-type="string">
            <text:p>20:20</text:p>
          </table:table-cell>
          <table:table-cell office:value-type="string">
            <text:p>21:30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Krakusa i Wandy Drzymały</text:p>
          </table:table-cell>
          <table:table-cell table:style-name="ce11" office:value-type="string">
            <text:p>6:32</text:p>
          </table:table-cell>
          <table:table-cell office:value-type="string">
            <text:p>7:32</text:p>
          </table:table-cell>
          <table:table-cell office:value-type="string">
            <text:p>8:23</text:p>
          </table:table-cell>
          <table:table-cell office:value-type="string">
            <text:p>9:23</text:p>
          </table:table-cell>
          <table:table-cell office:value-type="string">
            <text:p>10:23</text:p>
          </table:table-cell>
          <table:table-cell office:value-type="string">
            <text:p>11:23</text:p>
          </table:table-cell>
          <table:table-cell office:value-type="string">
            <text:p>12:23</text:p>
          </table:table-cell>
          <table:table-cell office:value-type="string">
            <text:p>13:23</text:p>
          </table:table-cell>
          <table:table-cell office:value-type="string">
            <text:p>14:23</text:p>
          </table:table-cell>
          <table:table-cell office:value-type="string">
            <text:p>15:23</text:p>
          </table:table-cell>
          <table:table-cell office:value-type="string">
            <text:p>16:23</text:p>
          </table:table-cell>
          <table:table-cell office:value-type="string">
            <text:p>17:23</text:p>
          </table:table-cell>
          <table:table-cell office:value-type="string">
            <text:p>18:33</text:p>
          </table:table-cell>
          <table:table-cell office:value-type="string">
            <text:p>19:22</text:p>
          </table:table-cell>
          <table:table-cell office:value-type="string">
            <text:p>20:22</text:p>
          </table:table-cell>
          <table:table-cell office:value-type="string">
            <text:p>21:32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Zwycięstwa Krakusa i Wandy</text:p>
          </table:table-cell>
          <table:table-cell table:style-name="ce11" office:value-type="string">
            <text:p>6:34</text:p>
          </table:table-cell>
          <table:table-cell office:value-type="string">
            <text:p>7:34</text:p>
          </table:table-cell>
          <table:table-cell office:value-type="string">
            <text:p>8:25</text:p>
          </table:table-cell>
          <table:table-cell office:value-type="string">
            <text:p>9:25</text:p>
          </table:table-cell>
          <table:table-cell office:value-type="string">
            <text:p>10:25</text:p>
          </table:table-cell>
          <table:table-cell office:value-type="string">
            <text:p>11:25</text:p>
          </table:table-cell>
          <table:table-cell office:value-type="string">
            <text:p>12:25</text:p>
          </table:table-cell>
          <table:table-cell office:value-type="string">
            <text:p>13:25</text:p>
          </table:table-cell>
          <table:table-cell office:value-type="string">
            <text:p>14:25</text:p>
          </table:table-cell>
          <table:table-cell office:value-type="string">
            <text:p>15:25</text:p>
          </table:table-cell>
          <table:table-cell office:value-type="string">
            <text:p>16:25</text:p>
          </table:table-cell>
          <table:table-cell office:value-type="string">
            <text:p>17:25</text:p>
          </table:table-cell>
          <table:table-cell office:value-type="string">
            <text:p>18:35</text:p>
          </table:table-cell>
          <table:table-cell office:value-type="string">
            <text:p>19:24</text:p>
          </table:table-cell>
          <table:table-cell office:value-type="string">
            <text:p>20:24</text:p>
          </table:table-cell>
          <table:table-cell office:value-type="string">
            <text:p>21:34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Zwycięstwa Słowackiego</text:p>
          </table:table-cell>
          <table:table-cell table:style-name="ce11" office:value-type="string">
            <text:p>6:36</text:p>
          </table:table-cell>
          <table:table-cell office:value-type="string">
            <text:p>7:36</text:p>
          </table:table-cell>
          <table:table-cell office:value-type="string">
            <text:p>8:27</text:p>
          </table:table-cell>
          <table:table-cell office:value-type="string">
            <text:p>9:27</text:p>
          </table:table-cell>
          <table:table-cell office:value-type="string">
            <text:p>10:27</text:p>
          </table:table-cell>
          <table:table-cell office:value-type="string">
            <text:p>11:27</text:p>
          </table:table-cell>
          <table:table-cell office:value-type="string">
            <text:p>12:27</text:p>
          </table:table-cell>
          <table:table-cell office:value-type="string">
            <text:p>13:27</text:p>
          </table:table-cell>
          <table:table-cell office:value-type="string">
            <text:p>14:27</text:p>
          </table:table-cell>
          <table:table-cell office:value-type="string">
            <text:p>15:27</text:p>
          </table:table-cell>
          <table:table-cell office:value-type="string">
            <text:p>16:27</text:p>
          </table:table-cell>
          <table:table-cell office:value-type="string">
            <text:p>17:27</text:p>
          </table:table-cell>
          <table:table-cell office:value-type="string">
            <text:p>18:37</text:p>
          </table:table-cell>
          <table:table-cell office:value-type="string">
            <text:p>19:26</text:p>
          </table:table-cell>
          <table:table-cell office:value-type="string">
            <text:p>20:26</text:p>
          </table:table-cell>
          <table:table-cell office:value-type="string">
            <text:p>21:36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Zwycięstwa Plac Wolności</text:p>
          </table:table-cell>
          <table:table-cell table:style-name="ce11" office:value-type="string">
            <text:p>6:37</text:p>
          </table:table-cell>
          <table:table-cell office:value-type="string">
            <text:p>7:37</text:p>
          </table:table-cell>
          <table:table-cell office:value-type="string">
            <text:p>8:28</text:p>
          </table:table-cell>
          <table:table-cell office:value-type="string">
            <text:p>9:28</text:p>
          </table:table-cell>
          <table:table-cell office:value-type="string">
            <text:p>10:28</text:p>
          </table:table-cell>
          <table:table-cell office:value-type="string">
            <text:p>11:28</text:p>
          </table:table-cell>
          <table:table-cell office:value-type="string">
            <text:p>12:28</text:p>
          </table:table-cell>
          <table:table-cell office:value-type="string">
            <text:p>13:28</text:p>
          </table:table-cell>
          <table:table-cell office:value-type="string">
            <text:p>14:28</text:p>
          </table:table-cell>
          <table:table-cell office:value-type="string">
            <text:p>15:28</text:p>
          </table:table-cell>
          <table:table-cell office:value-type="string">
            <text:p>16:28</text:p>
          </table:table-cell>
          <table:table-cell office:value-type="string">
            <text:p>17:28</text:p>
          </table:table-cell>
          <table:table-cell office:value-type="string">
            <text:p>18:38</text:p>
          </table:table-cell>
          <table:table-cell office:value-type="string">
            <text:p>19:27</text:p>
          </table:table-cell>
          <table:table-cell office:value-type="string">
            <text:p>20:27</text:p>
          </table:table-cell>
          <table:table-cell office:value-type="string">
            <text:p>21:37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Zwycięstwa Clausiusa</text:p>
          </table:table-cell>
          <table:table-cell table:style-name="ce11" office:value-type="string">
            <text:p>6:38</text:p>
          </table:table-cell>
          <table:table-cell office:value-type="string">
            <text:p>7:38</text:p>
          </table:table-cell>
          <table:table-cell office:value-type="string">
            <text:p>8:29</text:p>
          </table:table-cell>
          <table:table-cell office:value-type="string">
            <text:p>9:29</text:p>
          </table:table-cell>
          <table:table-cell office:value-type="string">
            <text:p>10:29</text:p>
          </table:table-cell>
          <table:table-cell office:value-type="string">
            <text:p>11:29</text:p>
          </table:table-cell>
          <table:table-cell office:value-type="string">
            <text:p>12:29</text:p>
          </table:table-cell>
          <table:table-cell office:value-type="string">
            <text:p>13:29</text:p>
          </table:table-cell>
          <table:table-cell office:value-type="string">
            <text:p>14:29</text:p>
          </table:table-cell>
          <table:table-cell office:value-type="string">
            <text:p>15:29</text:p>
          </table:table-cell>
          <table:table-cell office:value-type="string">
            <text:p>16:29</text:p>
          </table:table-cell>
          <table:table-cell office:value-type="string">
            <text:p>17:29</text:p>
          </table:table-cell>
          <table:table-cell office:value-type="string">
            <text:p>18:39</text:p>
          </table:table-cell>
          <table:table-cell office:value-type="string">
            <text:p>19:28</text:p>
          </table:table-cell>
          <table:table-cell office:value-type="string">
            <text:p>20:28</text:p>
          </table:table-cell>
          <table:table-cell office:value-type="string">
            <text:p>21:38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Waryńskiego Zwycięstwa</text:p>
          </table:table-cell>
          <table:table-cell table:style-name="ce11" office:value-type="string">
            <text:p>6:40</text:p>
          </table:table-cell>
          <table:table-cell office:value-type="string">
            <text:p>7:40</text:p>
          </table:table-cell>
          <table:table-cell office:value-type="string">
            <text:p>8:31</text:p>
          </table:table-cell>
          <table:table-cell office:value-type="string">
            <text:p>9:31</text:p>
          </table:table-cell>
          <table:table-cell office:value-type="string">
            <text:p>10:31</text:p>
          </table:table-cell>
          <table:table-cell office:value-type="string">
            <text:p>11:31</text:p>
          </table:table-cell>
          <table:table-cell office:value-type="string">
            <text:p>12:31</text:p>
          </table:table-cell>
          <table:table-cell office:value-type="string">
            <text:p>13:31</text:p>
          </table:table-cell>
          <table:table-cell office:value-type="string">
            <text:p>14:31</text:p>
          </table:table-cell>
          <table:table-cell office:value-type="string">
            <text:p>15:31</text:p>
          </table:table-cell>
          <table:table-cell office:value-type="string">
            <text:p>16:31</text:p>
          </table:table-cell>
          <table:table-cell office:value-type="string">
            <text:p>17:31</text:p>
          </table:table-cell>
          <table:table-cell office:value-type="string">
            <text:p>18:41</text:p>
          </table:table-cell>
          <table:table-cell office:value-type="string">
            <text:p>19:30</text:p>
          </table:table-cell>
          <table:table-cell office:value-type="string">
            <text:p>20:30</text:p>
          </table:table-cell>
          <table:table-cell office:value-type="string">
            <text:p>21:40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Piłsudskiego Waryńskiego</text:p>
          </table:table-cell>
          <table:table-cell table:style-name="ce11" office:value-type="string">
            <text:p>6:41</text:p>
          </table:table-cell>
          <table:table-cell office:value-type="string">
            <text:p>7:41</text:p>
          </table:table-cell>
          <table:table-cell office:value-type="string">
            <text:p>8:32</text:p>
          </table:table-cell>
          <table:table-cell office:value-type="string">
            <text:p>9:32</text:p>
          </table:table-cell>
          <table:table-cell office:value-type="string">
            <text:p>10:32</text:p>
          </table:table-cell>
          <table:table-cell office:value-type="string">
            <text:p>11:32</text:p>
          </table:table-cell>
          <table:table-cell office:value-type="string">
            <text:p>12:32</text:p>
          </table:table-cell>
          <table:table-cell office:value-type="string">
            <text:p>13:32</text:p>
          </table:table-cell>
          <table:table-cell office:value-type="string">
            <text:p>14:32</text:p>
          </table:table-cell>
          <table:table-cell office:value-type="string">
            <text:p>15:32</text:p>
          </table:table-cell>
          <table:table-cell office:value-type="string">
            <text:p>16:32</text:p>
          </table:table-cell>
          <table:table-cell office:value-type="string">
            <text:p>17:32</text:p>
          </table:table-cell>
          <table:table-cell office:value-type="string">
            <text:p>18:42</text:p>
          </table:table-cell>
          <table:table-cell office:value-type="string">
            <text:p>19:31</text:p>
          </table:table-cell>
          <table:table-cell office:value-type="string">
            <text:p>20:31</text:p>
          </table:table-cell>
          <table:table-cell office:value-type="string">
            <text:p>21:41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Piłsudskiego Moniuszki</text:p>
          </table:table-cell>
          <table:table-cell table:style-name="ce11" office:value-type="string">
            <text:p>6:42</text:p>
          </table:table-cell>
          <table:table-cell office:value-type="string">
            <text:p>7:42</text:p>
          </table:table-cell>
          <table:table-cell office:value-type="string">
            <text:p>8:33</text:p>
          </table:table-cell>
          <table:table-cell office:value-type="string">
            <text:p>9:33</text:p>
          </table:table-cell>
          <table:table-cell office:value-type="string">
            <text:p>10:33</text:p>
          </table:table-cell>
          <table:table-cell office:value-type="string">
            <text:p>11:33</text:p>
          </table:table-cell>
          <table:table-cell office:value-type="string">
            <text:p>12:33</text:p>
          </table:table-cell>
          <table:table-cell office:value-type="string">
            <text:p>13:33</text:p>
          </table:table-cell>
          <table:table-cell office:value-type="string">
            <text:p>14:33</text:p>
          </table:table-cell>
          <table:table-cell office:value-type="string">
            <text:p>15:33</text:p>
          </table:table-cell>
          <table:table-cell office:value-type="string">
            <text:p>16:33</text:p>
          </table:table-cell>
          <table:table-cell office:value-type="string">
            <text:p>17:33</text:p>
          </table:table-cell>
          <table:table-cell office:value-type="string">
            <text:p>18:43</text:p>
          </table:table-cell>
          <table:table-cell office:value-type="string">
            <text:p>19:32</text:p>
          </table:table-cell>
          <table:table-cell office:value-type="string">
            <text:p>20:32</text:p>
          </table:table-cell>
          <table:table-cell office:value-type="string">
            <text:p>21:42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Piłsudskiego Traugutta</text:p>
          </table:table-cell>
          <table:table-cell table:style-name="ce11" office:value-type="string">
            <text:p>6:43</text:p>
          </table:table-cell>
          <table:table-cell office:value-type="string">
            <text:p>7:43</text:p>
          </table:table-cell>
          <table:table-cell office:value-type="string">
            <text:p>8:34</text:p>
          </table:table-cell>
          <table:table-cell office:value-type="string">
            <text:p>9:34</text:p>
          </table:table-cell>
          <table:table-cell office:value-type="string">
            <text:p>10:34</text:p>
          </table:table-cell>
          <table:table-cell office:value-type="string">
            <text:p>11:34</text:p>
          </table:table-cell>
          <table:table-cell office:value-type="string">
            <text:p>12:34</text:p>
          </table:table-cell>
          <table:table-cell office:value-type="string">
            <text:p>13:34</text:p>
          </table:table-cell>
          <table:table-cell office:value-type="string">
            <text:p>14:34</text:p>
          </table:table-cell>
          <table:table-cell office:value-type="string">
            <text:p>15:34</text:p>
          </table:table-cell>
          <table:table-cell office:value-type="string">
            <text:p>16:34</text:p>
          </table:table-cell>
          <table:table-cell office:value-type="string">
            <text:p>17:34</text:p>
          </table:table-cell>
          <table:table-cell office:value-type="string">
            <text:p>18:44</text:p>
          </table:table-cell>
          <table:table-cell office:value-type="string">
            <text:p>19:33</text:p>
          </table:table-cell>
          <table:table-cell office:value-type="string">
            <text:p>20:33</text:p>
          </table:table-cell>
          <table:table-cell office:value-type="string">
            <text:p>21:43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Chałubińskiego Szpital</text:p>
          </table:table-cell>
          <table:table-cell table:style-name="ce11" office:value-type="string">
            <text:p>6:44</text:p>
          </table:table-cell>
          <table:table-cell office:value-type="string">
            <text:p>7:44</text:p>
          </table:table-cell>
          <table:table-cell office:value-type="string">
            <text:p>8:35</text:p>
          </table:table-cell>
          <table:table-cell office:value-type="string">
            <text:p>9:35</text:p>
          </table:table-cell>
          <table:table-cell office:value-type="string">
            <text:p>10:35</text:p>
          </table:table-cell>
          <table:table-cell office:value-type="string">
            <text:p>11:35</text:p>
          </table:table-cell>
          <table:table-cell office:value-type="string">
            <text:p>12:35</text:p>
          </table:table-cell>
          <table:table-cell office:value-type="string">
            <text:p>13:35</text:p>
          </table:table-cell>
          <table:table-cell office:value-type="string">
            <text:p>14:35</text:p>
          </table:table-cell>
          <table:table-cell office:value-type="string">
            <text:p>15:35</text:p>
          </table:table-cell>
          <table:table-cell office:value-type="string">
            <text:p>16:35</text:p>
          </table:table-cell>
          <table:table-cell office:value-type="string">
            <text:p>17:35</text:p>
          </table:table-cell>
          <table:table-cell office:value-type="string">
            <text:p>18:45</text:p>
          </table:table-cell>
          <table:table-cell office:value-type="string">
            <text:p>19:34</text:p>
          </table:table-cell>
          <table:table-cell office:value-type="string">
            <text:p>20:34</text:p>
          </table:table-cell>
          <table:table-cell office:value-type="string">
            <text:p>21:44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Chałubińskiego Leśna</text:p>
          </table:table-cell>
          <table:table-cell table:style-name="ce11" office:value-type="string">
            <text:p>6:45</text:p>
          </table:table-cell>
          <table:table-cell office:value-type="string">
            <text:p>7:45</text:p>
          </table:table-cell>
          <table:table-cell office:value-type="string">
            <text:p>8:36</text:p>
          </table:table-cell>
          <table:table-cell office:value-type="string">
            <text:p>9:36</text:p>
          </table:table-cell>
          <table:table-cell office:value-type="string">
            <text:p>10:36</text:p>
          </table:table-cell>
          <table:table-cell office:value-type="string">
            <text:p>11:36</text:p>
          </table:table-cell>
          <table:table-cell office:value-type="string">
            <text:p>12:36</text:p>
          </table:table-cell>
          <table:table-cell office:value-type="string">
            <text:p>13:36</text:p>
          </table:table-cell>
          <table:table-cell office:value-type="string">
            <text:p>14:36</text:p>
          </table:table-cell>
          <table:table-cell office:value-type="string">
            <text:p>15:36</text:p>
          </table:table-cell>
          <table:table-cell office:value-type="string">
            <text:p>16:36</text:p>
          </table:table-cell>
          <table:table-cell office:value-type="string">
            <text:p>17:36</text:p>
          </table:table-cell>
          <table:table-cell office:value-type="string">
            <text:p>18:46</text:p>
          </table:table-cell>
          <table:table-cell office:value-type="string">
            <text:p>19:35</text:p>
          </table:table-cell>
          <table:table-cell office:value-type="string">
            <text:p>20:35</text:p>
          </table:table-cell>
          <table:table-cell office:value-type="string">
            <text:p>21:45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 table:print="false">
        <office:forms form:automatic-focus="false" form:apply-design-mode="false"/>
        <table:table-column table:style-name="co12" table:default-cell-style-name="ce4"/>
        <table:table-column table:style-name="co5" table:number-columns-repeated="1023" table:default-cell-style-name="ce4"/>
        <table:table-row table:style-name="ro2">
          <table:table-cell office:value-type="string">
            <text:p>Gnieźnieńska Pętla</text:p>
          </table:table-cell>
          <table:table-cell table:style-name="ce11" office:value-type="string">
            <text:p>6:23</text:p>
          </table:table-cell>
          <table:table-cell office:value-type="string">
            <text:p>7:23</text:p>
          </table:table-cell>
          <table:table-cell office:value-type="string">
            <text:p>8:13</text:p>
          </table:table-cell>
          <table:table-cell office:value-type="string">
            <text:p>9:13</text:p>
          </table:table-cell>
          <table:table-cell office:value-type="string">
            <text:p>10:13</text:p>
          </table:table-cell>
          <table:table-cell office:value-type="string">
            <text:p>11:13</text:p>
          </table:table-cell>
          <table:table-cell office:value-type="string">
            <text:p>12:13</text:p>
          </table:table-cell>
          <table:table-cell office:value-type="string">
            <text:p>13:13</text:p>
          </table:table-cell>
          <table:table-cell office:value-type="string">
            <text:p>14:13</text:p>
          </table:table-cell>
          <table:table-cell office:value-type="string">
            <text:p>15:13</text:p>
          </table:table-cell>
          <table:table-cell office:value-type="string">
            <text:p>16:13</text:p>
          </table:table-cell>
          <table:table-cell office:value-type="string">
            <text:p>17:13</text:p>
          </table:table-cell>
          <table:table-cell office:value-type="string">
            <text:p>18:23</text:p>
          </table:table-cell>
          <table:table-cell office:value-type="string">
            <text:p>19:13</text:p>
          </table:table-cell>
          <table:table-cell office:value-type="string">
            <text:p>20:13</text:p>
          </table:table-cell>
          <table:table-cell table:number-columns-repeated="1008"/>
        </table:table-row>
        <table:table-row table:style-name="ro2">
          <table:table-cell office:value-type="string">
            <text:p>Centrum Handlowe ATRIUM</text:p>
          </table:table-cell>
          <table:table-cell table:style-name="ce11" office:value-type="string">
            <text:p>6:24</text:p>
          </table:table-cell>
          <table:table-cell office:value-type="string">
            <text:p>7:24</text:p>
          </table:table-cell>
          <table:table-cell office:value-type="string">
            <text:p>8:15</text:p>
          </table:table-cell>
          <table:table-cell office:value-type="string">
            <text:p>9:15</text:p>
          </table:table-cell>
          <table:table-cell office:value-type="string">
            <text:p>10:15</text:p>
          </table:table-cell>
          <table:table-cell office:value-type="string">
            <text:p>11:15</text:p>
          </table:table-cell>
          <table:table-cell office:value-type="string">
            <text:p>12:15</text:p>
          </table:table-cell>
          <table:table-cell office:value-type="string">
            <text:p>13:15</text:p>
          </table:table-cell>
          <table:table-cell office:value-type="string">
            <text:p>14:15</text:p>
          </table:table-cell>
          <table:table-cell office:value-type="string">
            <text:p>15:15</text:p>
          </table:table-cell>
          <table:table-cell office:value-type="string">
            <text:p>16:15</text:p>
          </table:table-cell>
          <table:table-cell office:value-type="string">
            <text:p>17:15</text:p>
          </table:table-cell>
          <table:table-cell office:value-type="string">
            <text:p>18:25</text:p>
          </table:table-cell>
          <table:table-cell office:value-type="string">
            <text:p>19:14</text:p>
          </table:table-cell>
          <table:table-cell office:value-type="string">
            <text:p>20:14</text:p>
          </table:table-cell>
          <table:table-cell table:number-columns-repeated="1008"/>
        </table:table-row>
        <table:table-row table:style-name="ro2">
          <table:table-cell office:value-type="string">
            <text:p>Gnieźnieńska CH ATRIUM</text:p>
          </table:table-cell>
          <table:table-cell table:style-name="ce11" office:value-type="string">
            <text:p>6:26</text:p>
          </table:table-cell>
          <table:table-cell office:value-type="string">
            <text:p>7:26</text:p>
          </table:table-cell>
          <table:table-cell office:value-type="string">
            <text:p>8:17</text:p>
          </table:table-cell>
          <table:table-cell office:value-type="string">
            <text:p>9:17</text:p>
          </table:table-cell>
          <table:table-cell office:value-type="string">
            <text:p>10:17</text:p>
          </table:table-cell>
          <table:table-cell office:value-type="string">
            <text:p>11:17</text:p>
          </table:table-cell>
          <table:table-cell office:value-type="string">
            <text:p>12:17</text:p>
          </table:table-cell>
          <table:table-cell office:value-type="string">
            <text:p>13:17</text:p>
          </table:table-cell>
          <table:table-cell office:value-type="string">
            <text:p>14:17</text:p>
          </table:table-cell>
          <table:table-cell office:value-type="string">
            <text:p>15:17</text:p>
          </table:table-cell>
          <table:table-cell office:value-type="string">
            <text:p>16:17</text:p>
          </table:table-cell>
          <table:table-cell office:value-type="string">
            <text:p>17:17</text:p>
          </table:table-cell>
          <table:table-cell office:value-type="string">
            <text:p>18:27</text:p>
          </table:table-cell>
          <table:table-cell office:value-type="string">
            <text:p>19:16</text:p>
          </table:table-cell>
          <table:table-cell office:value-type="string">
            <text:p>20:16</text:p>
          </table:table-cell>
          <table:table-cell table:number-columns-repeated="1008"/>
        </table:table-row>
        <table:table-row table:style-name="ro2">
          <table:table-cell office:value-type="string">
            <text:p>Gnieźnieńska 4 Marca</text:p>
          </table:table-cell>
          <table:table-cell table:style-name="ce11" office:value-type="string">
            <text:p>6:28</text:p>
          </table:table-cell>
          <table:table-cell office:value-type="string">
            <text:p>7:28</text:p>
          </table:table-cell>
          <table:table-cell office:value-type="string">
            <text:p>8:18</text:p>
          </table:table-cell>
          <table:table-cell office:value-type="string">
            <text:p>9:18</text:p>
          </table:table-cell>
          <table:table-cell office:value-type="string">
            <text:p>10:18</text:p>
          </table:table-cell>
          <table:table-cell office:value-type="string">
            <text:p>11:18</text:p>
          </table:table-cell>
          <table:table-cell office:value-type="string">
            <text:p>12:18</text:p>
          </table:table-cell>
          <table:table-cell office:value-type="string">
            <text:p>13:18</text:p>
          </table:table-cell>
          <table:table-cell office:value-type="string">
            <text:p>14:18</text:p>
          </table:table-cell>
          <table:table-cell office:value-type="string">
            <text:p>15:18</text:p>
          </table:table-cell>
          <table:table-cell office:value-type="string">
            <text:p>16:18</text:p>
          </table:table-cell>
          <table:table-cell office:value-type="string">
            <text:p>17:18</text:p>
          </table:table-cell>
          <table:table-cell office:value-type="string">
            <text:p>18:28</text:p>
          </table:table-cell>
          <table:table-cell office:value-type="string">
            <text:p>19:18</text:p>
          </table:table-cell>
          <table:table-cell office:value-type="string">
            <text:p>20:18</text:p>
          </table:table-cell>
          <table:table-cell table:number-columns-repeated="1008"/>
        </table:table-row>
        <table:table-row table:style-name="ro2">
          <table:table-cell office:value-type="string">
            <text:p>Gnieźnieńska Modrzejewskiej</text:p>
          </table:table-cell>
          <table:table-cell table:style-name="ce11" office:value-type="string">
            <text:p>6:29</text:p>
          </table:table-cell>
          <table:table-cell office:value-type="string">
            <text:p>7:29</text:p>
          </table:table-cell>
          <table:table-cell office:value-type="string">
            <text:p>8:19</text:p>
          </table:table-cell>
          <table:table-cell office:value-type="string">
            <text:p>9:19</text:p>
          </table:table-cell>
          <table:table-cell office:value-type="string">
            <text:p>10:19</text:p>
          </table:table-cell>
          <table:table-cell office:value-type="string">
            <text:p>11:19</text:p>
          </table:table-cell>
          <table:table-cell office:value-type="string">
            <text:p>12:19</text:p>
          </table:table-cell>
          <table:table-cell office:value-type="string">
            <text:p>13:19</text:p>
          </table:table-cell>
          <table:table-cell office:value-type="string">
            <text:p>14:19</text:p>
          </table:table-cell>
          <table:table-cell office:value-type="string">
            <text:p>15:19</text:p>
          </table:table-cell>
          <table:table-cell office:value-type="string">
            <text:p>16:19</text:p>
          </table:table-cell>
          <table:table-cell office:value-type="string">
            <text:p>17:19</text:p>
          </table:table-cell>
          <table:table-cell office:value-type="string">
            <text:p>18:29</text:p>
          </table:table-cell>
          <table:table-cell office:value-type="string">
            <text:p>19:19</text:p>
          </table:table-cell>
          <table:table-cell office:value-type="string">
            <text:p>20:19</text:p>
          </table:table-cell>
          <table:table-cell table:number-columns-repeated="1008"/>
        </table:table-row>
        <table:table-row table:style-name="ro2">
          <table:table-cell office:value-type="string">
            <text:p>Krakusa i Wandy Połczyńska</text:p>
          </table:table-cell>
          <table:table-cell table:style-name="ce11" office:value-type="string">
            <text:p>6:30</text:p>
          </table:table-cell>
          <table:table-cell office:value-type="string">
            <text:p>7:30</text:p>
          </table:table-cell>
          <table:table-cell office:value-type="string">
            <text:p>8:21</text:p>
          </table:table-cell>
          <table:table-cell office:value-type="string">
            <text:p>9:21</text:p>
          </table:table-cell>
          <table:table-cell office:value-type="string">
            <text:p>10:21</text:p>
          </table:table-cell>
          <table:table-cell office:value-type="string">
            <text:p>11:21</text:p>
          </table:table-cell>
          <table:table-cell office:value-type="string">
            <text:p>12:21</text:p>
          </table:table-cell>
          <table:table-cell office:value-type="string">
            <text:p>13:21</text:p>
          </table:table-cell>
          <table:table-cell office:value-type="string">
            <text:p>14:21</text:p>
          </table:table-cell>
          <table:table-cell office:value-type="string">
            <text:p>15:21</text:p>
          </table:table-cell>
          <table:table-cell office:value-type="string">
            <text:p>16:21</text:p>
          </table:table-cell>
          <table:table-cell office:value-type="string">
            <text:p>17:21</text:p>
          </table:table-cell>
          <table:table-cell office:value-type="string">
            <text:p>18:31</text:p>
          </table:table-cell>
          <table:table-cell office:value-type="string">
            <text:p>19:20</text:p>
          </table:table-cell>
          <table:table-cell office:value-type="string">
            <text:p>20:20</text:p>
          </table:table-cell>
          <table:table-cell table:number-columns-repeated="1008"/>
        </table:table-row>
        <table:table-row table:style-name="ro2">
          <table:table-cell office:value-type="string">
            <text:p>Krakusa i Wandy Drzymały</text:p>
          </table:table-cell>
          <table:table-cell table:style-name="ce11" office:value-type="string">
            <text:p>6:32</text:p>
          </table:table-cell>
          <table:table-cell office:value-type="string">
            <text:p>7:32</text:p>
          </table:table-cell>
          <table:table-cell office:value-type="string">
            <text:p>8:23</text:p>
          </table:table-cell>
          <table:table-cell office:value-type="string">
            <text:p>9:23</text:p>
          </table:table-cell>
          <table:table-cell office:value-type="string">
            <text:p>10:23</text:p>
          </table:table-cell>
          <table:table-cell office:value-type="string">
            <text:p>11:23</text:p>
          </table:table-cell>
          <table:table-cell office:value-type="string">
            <text:p>12:23</text:p>
          </table:table-cell>
          <table:table-cell office:value-type="string">
            <text:p>13:23</text:p>
          </table:table-cell>
          <table:table-cell office:value-type="string">
            <text:p>14:23</text:p>
          </table:table-cell>
          <table:table-cell office:value-type="string">
            <text:p>15:23</text:p>
          </table:table-cell>
          <table:table-cell office:value-type="string">
            <text:p>16:23</text:p>
          </table:table-cell>
          <table:table-cell office:value-type="string">
            <text:p>17:23</text:p>
          </table:table-cell>
          <table:table-cell office:value-type="string">
            <text:p>18:33</text:p>
          </table:table-cell>
          <table:table-cell office:value-type="string">
            <text:p>19:22</text:p>
          </table:table-cell>
          <table:table-cell office:value-type="string">
            <text:p>20:22</text:p>
          </table:table-cell>
          <table:table-cell table:number-columns-repeated="1008"/>
        </table:table-row>
        <table:table-row table:style-name="ro2">
          <table:table-cell office:value-type="string">
            <text:p>Zwycięstwa Krakusa i Wandy</text:p>
          </table:table-cell>
          <table:table-cell table:style-name="ce11" office:value-type="string">
            <text:p>6:34</text:p>
          </table:table-cell>
          <table:table-cell office:value-type="string">
            <text:p>7:34</text:p>
          </table:table-cell>
          <table:table-cell office:value-type="string">
            <text:p>8:25</text:p>
          </table:table-cell>
          <table:table-cell office:value-type="string">
            <text:p>9:25</text:p>
          </table:table-cell>
          <table:table-cell office:value-type="string">
            <text:p>10:25</text:p>
          </table:table-cell>
          <table:table-cell office:value-type="string">
            <text:p>11:25</text:p>
          </table:table-cell>
          <table:table-cell office:value-type="string">
            <text:p>12:25</text:p>
          </table:table-cell>
          <table:table-cell office:value-type="string">
            <text:p>13:25</text:p>
          </table:table-cell>
          <table:table-cell office:value-type="string">
            <text:p>14:25</text:p>
          </table:table-cell>
          <table:table-cell office:value-type="string">
            <text:p>15:25</text:p>
          </table:table-cell>
          <table:table-cell office:value-type="string">
            <text:p>16:25</text:p>
          </table:table-cell>
          <table:table-cell office:value-type="string">
            <text:p>17:25</text:p>
          </table:table-cell>
          <table:table-cell office:value-type="string">
            <text:p>18:35</text:p>
          </table:table-cell>
          <table:table-cell office:value-type="string">
            <text:p>19:24</text:p>
          </table:table-cell>
          <table:table-cell office:value-type="string">
            <text:p>20:24</text:p>
          </table:table-cell>
          <table:table-cell table:number-columns-repeated="1008"/>
        </table:table-row>
        <table:table-row table:style-name="ro2">
          <table:table-cell office:value-type="string">
            <text:p>Zwycięstwa Słowackiego</text:p>
          </table:table-cell>
          <table:table-cell table:style-name="ce11" office:value-type="string">
            <text:p>6:36</text:p>
          </table:table-cell>
          <table:table-cell office:value-type="string">
            <text:p>7:36</text:p>
          </table:table-cell>
          <table:table-cell office:value-type="string">
            <text:p>8:27</text:p>
          </table:table-cell>
          <table:table-cell office:value-type="string">
            <text:p>9:27</text:p>
          </table:table-cell>
          <table:table-cell office:value-type="string">
            <text:p>10:27</text:p>
          </table:table-cell>
          <table:table-cell office:value-type="string">
            <text:p>11:27</text:p>
          </table:table-cell>
          <table:table-cell office:value-type="string">
            <text:p>12:27</text:p>
          </table:table-cell>
          <table:table-cell office:value-type="string">
            <text:p>13:27</text:p>
          </table:table-cell>
          <table:table-cell office:value-type="string">
            <text:p>14:27</text:p>
          </table:table-cell>
          <table:table-cell office:value-type="string">
            <text:p>15:27</text:p>
          </table:table-cell>
          <table:table-cell office:value-type="string">
            <text:p>16:27</text:p>
          </table:table-cell>
          <table:table-cell office:value-type="string">
            <text:p>17:27</text:p>
          </table:table-cell>
          <table:table-cell office:value-type="string">
            <text:p>18:37</text:p>
          </table:table-cell>
          <table:table-cell office:value-type="string">
            <text:p>19:26</text:p>
          </table:table-cell>
          <table:table-cell office:value-type="string">
            <text:p>20:26</text:p>
          </table:table-cell>
          <table:table-cell table:number-columns-repeated="1008"/>
        </table:table-row>
        <table:table-row table:style-name="ro2">
          <table:table-cell office:value-type="string">
            <text:p>Zwycięstwa Plac Wolności</text:p>
          </table:table-cell>
          <table:table-cell table:style-name="ce11" office:value-type="string">
            <text:p>6:37</text:p>
          </table:table-cell>
          <table:table-cell office:value-type="string">
            <text:p>7:37</text:p>
          </table:table-cell>
          <table:table-cell office:value-type="string">
            <text:p>8:28</text:p>
          </table:table-cell>
          <table:table-cell office:value-type="string">
            <text:p>9:28</text:p>
          </table:table-cell>
          <table:table-cell office:value-type="string">
            <text:p>10:28</text:p>
          </table:table-cell>
          <table:table-cell office:value-type="string">
            <text:p>11:28</text:p>
          </table:table-cell>
          <table:table-cell office:value-type="string">
            <text:p>12:28</text:p>
          </table:table-cell>
          <table:table-cell office:value-type="string">
            <text:p>13:28</text:p>
          </table:table-cell>
          <table:table-cell office:value-type="string">
            <text:p>14:28</text:p>
          </table:table-cell>
          <table:table-cell office:value-type="string">
            <text:p>15:28</text:p>
          </table:table-cell>
          <table:table-cell office:value-type="string">
            <text:p>16:28</text:p>
          </table:table-cell>
          <table:table-cell office:value-type="string">
            <text:p>17:28</text:p>
          </table:table-cell>
          <table:table-cell office:value-type="string">
            <text:p>18:38</text:p>
          </table:table-cell>
          <table:table-cell office:value-type="string">
            <text:p>19:27</text:p>
          </table:table-cell>
          <table:table-cell office:value-type="string">
            <text:p>20:27</text:p>
          </table:table-cell>
          <table:table-cell table:number-columns-repeated="1008"/>
        </table:table-row>
        <table:table-row table:style-name="ro2">
          <table:table-cell office:value-type="string">
            <text:p>Zwycięstwa Clausiusa</text:p>
          </table:table-cell>
          <table:table-cell table:style-name="ce11" office:value-type="string">
            <text:p>6:38</text:p>
          </table:table-cell>
          <table:table-cell office:value-type="string">
            <text:p>7:38</text:p>
          </table:table-cell>
          <table:table-cell office:value-type="string">
            <text:p>8:29</text:p>
          </table:table-cell>
          <table:table-cell office:value-type="string">
            <text:p>9:29</text:p>
          </table:table-cell>
          <table:table-cell office:value-type="string">
            <text:p>10:29</text:p>
          </table:table-cell>
          <table:table-cell office:value-type="string">
            <text:p>11:29</text:p>
          </table:table-cell>
          <table:table-cell office:value-type="string">
            <text:p>12:29</text:p>
          </table:table-cell>
          <table:table-cell office:value-type="string">
            <text:p>13:29</text:p>
          </table:table-cell>
          <table:table-cell office:value-type="string">
            <text:p>14:29</text:p>
          </table:table-cell>
          <table:table-cell office:value-type="string">
            <text:p>15:29</text:p>
          </table:table-cell>
          <table:table-cell office:value-type="string">
            <text:p>16:29</text:p>
          </table:table-cell>
          <table:table-cell office:value-type="string">
            <text:p>17:29</text:p>
          </table:table-cell>
          <table:table-cell office:value-type="string">
            <text:p>18:39</text:p>
          </table:table-cell>
          <table:table-cell office:value-type="string">
            <text:p>19:28</text:p>
          </table:table-cell>
          <table:table-cell office:value-type="string">
            <text:p>20:28</text:p>
          </table:table-cell>
          <table:table-cell table:number-columns-repeated="1008"/>
        </table:table-row>
        <table:table-row table:style-name="ro2">
          <table:table-cell office:value-type="string">
            <text:p>Waryńskiego Zwycięstwa</text:p>
          </table:table-cell>
          <table:table-cell table:style-name="ce11" office:value-type="string">
            <text:p>6:40</text:p>
          </table:table-cell>
          <table:table-cell office:value-type="string">
            <text:p>7:40</text:p>
          </table:table-cell>
          <table:table-cell office:value-type="string">
            <text:p>8:31</text:p>
          </table:table-cell>
          <table:table-cell office:value-type="string">
            <text:p>9:31</text:p>
          </table:table-cell>
          <table:table-cell office:value-type="string">
            <text:p>10:31</text:p>
          </table:table-cell>
          <table:table-cell office:value-type="string">
            <text:p>11:31</text:p>
          </table:table-cell>
          <table:table-cell office:value-type="string">
            <text:p>12:31</text:p>
          </table:table-cell>
          <table:table-cell office:value-type="string">
            <text:p>13:31</text:p>
          </table:table-cell>
          <table:table-cell office:value-type="string">
            <text:p>14:31</text:p>
          </table:table-cell>
          <table:table-cell office:value-type="string">
            <text:p>15:31</text:p>
          </table:table-cell>
          <table:table-cell office:value-type="string">
            <text:p>16:31</text:p>
          </table:table-cell>
          <table:table-cell office:value-type="string">
            <text:p>17:31</text:p>
          </table:table-cell>
          <table:table-cell office:value-type="string">
            <text:p>18:41</text:p>
          </table:table-cell>
          <table:table-cell office:value-type="string">
            <text:p>19:30</text:p>
          </table:table-cell>
          <table:table-cell office:value-type="string">
            <text:p>20:30</text:p>
          </table:table-cell>
          <table:table-cell table:number-columns-repeated="1008"/>
        </table:table-row>
        <table:table-row table:style-name="ro2">
          <table:table-cell office:value-type="string">
            <text:p>Piłsudskiego Waryńskiego</text:p>
          </table:table-cell>
          <table:table-cell table:style-name="ce11" office:value-type="string">
            <text:p>6:41</text:p>
          </table:table-cell>
          <table:table-cell office:value-type="string">
            <text:p>7:41</text:p>
          </table:table-cell>
          <table:table-cell office:value-type="string">
            <text:p>8:32</text:p>
          </table:table-cell>
          <table:table-cell office:value-type="string">
            <text:p>9:32</text:p>
          </table:table-cell>
          <table:table-cell office:value-type="string">
            <text:p>10:32</text:p>
          </table:table-cell>
          <table:table-cell office:value-type="string">
            <text:p>11:32</text:p>
          </table:table-cell>
          <table:table-cell office:value-type="string">
            <text:p>12:32</text:p>
          </table:table-cell>
          <table:table-cell office:value-type="string">
            <text:p>13:32</text:p>
          </table:table-cell>
          <table:table-cell office:value-type="string">
            <text:p>14:32</text:p>
          </table:table-cell>
          <table:table-cell office:value-type="string">
            <text:p>15:32</text:p>
          </table:table-cell>
          <table:table-cell office:value-type="string">
            <text:p>16:32</text:p>
          </table:table-cell>
          <table:table-cell office:value-type="string">
            <text:p>17:32</text:p>
          </table:table-cell>
          <table:table-cell office:value-type="string">
            <text:p>18:42</text:p>
          </table:table-cell>
          <table:table-cell office:value-type="string">
            <text:p>19:31</text:p>
          </table:table-cell>
          <table:table-cell office:value-type="string">
            <text:p>20:31</text:p>
          </table:table-cell>
          <table:table-cell table:number-columns-repeated="1008"/>
        </table:table-row>
        <table:table-row table:style-name="ro2">
          <table:table-cell office:value-type="string">
            <text:p>Piłsudskiego Moniuszki</text:p>
          </table:table-cell>
          <table:table-cell table:style-name="ce11" office:value-type="string">
            <text:p>6:42</text:p>
          </table:table-cell>
          <table:table-cell office:value-type="string">
            <text:p>7:42</text:p>
          </table:table-cell>
          <table:table-cell office:value-type="string">
            <text:p>8:33</text:p>
          </table:table-cell>
          <table:table-cell office:value-type="string">
            <text:p>9:33</text:p>
          </table:table-cell>
          <table:table-cell office:value-type="string">
            <text:p>10:33</text:p>
          </table:table-cell>
          <table:table-cell office:value-type="string">
            <text:p>11:33</text:p>
          </table:table-cell>
          <table:table-cell office:value-type="string">
            <text:p>12:33</text:p>
          </table:table-cell>
          <table:table-cell office:value-type="string">
            <text:p>13:33</text:p>
          </table:table-cell>
          <table:table-cell office:value-type="string">
            <text:p>14:33</text:p>
          </table:table-cell>
          <table:table-cell office:value-type="string">
            <text:p>15:33</text:p>
          </table:table-cell>
          <table:table-cell office:value-type="string">
            <text:p>16:33</text:p>
          </table:table-cell>
          <table:table-cell office:value-type="string">
            <text:p>17:33</text:p>
          </table:table-cell>
          <table:table-cell office:value-type="string">
            <text:p>18:43</text:p>
          </table:table-cell>
          <table:table-cell office:value-type="string">
            <text:p>19:32</text:p>
          </table:table-cell>
          <table:table-cell office:value-type="string">
            <text:p>20:32</text:p>
          </table:table-cell>
          <table:table-cell table:number-columns-repeated="1008"/>
        </table:table-row>
        <table:table-row table:style-name="ro2">
          <table:table-cell office:value-type="string">
            <text:p>Piłsudskiego Traugutta</text:p>
          </table:table-cell>
          <table:table-cell table:style-name="ce11" office:value-type="string">
            <text:p>6:43</text:p>
          </table:table-cell>
          <table:table-cell office:value-type="string">
            <text:p>7:43</text:p>
          </table:table-cell>
          <table:table-cell office:value-type="string">
            <text:p>8:34</text:p>
          </table:table-cell>
          <table:table-cell office:value-type="string">
            <text:p>9:34</text:p>
          </table:table-cell>
          <table:table-cell office:value-type="string">
            <text:p>10:34</text:p>
          </table:table-cell>
          <table:table-cell office:value-type="string">
            <text:p>11:34</text:p>
          </table:table-cell>
          <table:table-cell office:value-type="string">
            <text:p>12:34</text:p>
          </table:table-cell>
          <table:table-cell office:value-type="string">
            <text:p>13:34</text:p>
          </table:table-cell>
          <table:table-cell office:value-type="string">
            <text:p>14:34</text:p>
          </table:table-cell>
          <table:table-cell office:value-type="string">
            <text:p>15:34</text:p>
          </table:table-cell>
          <table:table-cell office:value-type="string">
            <text:p>16:34</text:p>
          </table:table-cell>
          <table:table-cell office:value-type="string">
            <text:p>17:34</text:p>
          </table:table-cell>
          <table:table-cell office:value-type="string">
            <text:p>18:44</text:p>
          </table:table-cell>
          <table:table-cell office:value-type="string">
            <text:p>19:33</text:p>
          </table:table-cell>
          <table:table-cell office:value-type="string">
            <text:p>20:33</text:p>
          </table:table-cell>
          <table:table-cell table:number-columns-repeated="1008"/>
        </table:table-row>
        <table:table-row table:style-name="ro2">
          <table:table-cell office:value-type="string">
            <text:p>Chałubińskiego Szpital</text:p>
          </table:table-cell>
          <table:table-cell table:style-name="ce11" office:value-type="string">
            <text:p>6:44</text:p>
          </table:table-cell>
          <table:table-cell office:value-type="string">
            <text:p>7:44</text:p>
          </table:table-cell>
          <table:table-cell office:value-type="string">
            <text:p>8:35</text:p>
          </table:table-cell>
          <table:table-cell office:value-type="string">
            <text:p>9:35</text:p>
          </table:table-cell>
          <table:table-cell office:value-type="string">
            <text:p>10:35</text:p>
          </table:table-cell>
          <table:table-cell office:value-type="string">
            <text:p>11:35</text:p>
          </table:table-cell>
          <table:table-cell office:value-type="string">
            <text:p>12:35</text:p>
          </table:table-cell>
          <table:table-cell office:value-type="string">
            <text:p>13:35</text:p>
          </table:table-cell>
          <table:table-cell office:value-type="string">
            <text:p>14:35</text:p>
          </table:table-cell>
          <table:table-cell office:value-type="string">
            <text:p>15:35</text:p>
          </table:table-cell>
          <table:table-cell office:value-type="string">
            <text:p>16:35</text:p>
          </table:table-cell>
          <table:table-cell office:value-type="string">
            <text:p>17:35</text:p>
          </table:table-cell>
          <table:table-cell office:value-type="string">
            <text:p>18:45</text:p>
          </table:table-cell>
          <table:table-cell office:value-type="string">
            <text:p>19:34</text:p>
          </table:table-cell>
          <table:table-cell office:value-type="string">
            <text:p>20:34</text:p>
          </table:table-cell>
          <table:table-cell table:number-columns-repeated="1008"/>
        </table:table-row>
        <table:table-row table:style-name="ro2">
          <table:table-cell office:value-type="string">
            <text:p>Chałubińskiego Leśna</text:p>
          </table:table-cell>
          <table:table-cell table:style-name="ce11" office:value-type="string">
            <text:p>6:45</text:p>
          </table:table-cell>
          <table:table-cell office:value-type="string">
            <text:p>7:45</text:p>
          </table:table-cell>
          <table:table-cell office:value-type="string">
            <text:p>8:36</text:p>
          </table:table-cell>
          <table:table-cell office:value-type="string">
            <text:p>9:36</text:p>
          </table:table-cell>
          <table:table-cell office:value-type="string">
            <text:p>10:36</text:p>
          </table:table-cell>
          <table:table-cell office:value-type="string">
            <text:p>11:36</text:p>
          </table:table-cell>
          <table:table-cell office:value-type="string">
            <text:p>12:36</text:p>
          </table:table-cell>
          <table:table-cell office:value-type="string">
            <text:p>13:36</text:p>
          </table:table-cell>
          <table:table-cell office:value-type="string">
            <text:p>14:36</text:p>
          </table:table-cell>
          <table:table-cell office:value-type="string">
            <text:p>15:36</text:p>
          </table:table-cell>
          <table:table-cell office:value-type="string">
            <text:p>16:36</text:p>
          </table:table-cell>
          <table:table-cell office:value-type="string">
            <text:p>17:36</text:p>
          </table:table-cell>
          <table:table-cell office:value-type="string">
            <text:p>18:46</text:p>
          </table:table-cell>
          <table:table-cell office:value-type="string">
            <text:p>19:35</text:p>
          </table:table-cell>
          <table:table-cell office:value-type="string">
            <text:p>20:35</text:p>
          </table:table-cell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 table:print="false">
        <office:forms form:automatic-focus="false" form:apply-design-mode="false"/>
        <table:table-column table:style-name="co14" table:default-cell-style-name="ce4"/>
        <table:table-column table:style-name="co5" table:number-columns-repeated="1023" table:default-cell-style-name="ce4"/>
        <table:table-row table:style-name="ro1">
          <table:table-cell office:value-type="string">
            <text:p>Chałubińskiego Pętla</text:p>
          </table:table-cell>
          <table:table-cell table:style-name="ce12" office:value-type="string">
            <text:p>5:50v</text:p>
          </table:table-cell>
          <table:table-cell office:value-type="string">
            <text:p>6:24</text:p>
          </table:table-cell>
          <table:table-cell office:value-type="string">
            <text:p>6:34</text:p>
          </table:table-cell>
          <table:table-cell office:value-type="string">
            <text:p>7:04v</text:p>
          </table:table-cell>
          <table:table-cell office:value-type="string">
            <text:p>7:20</text:p>
          </table:table-cell>
          <table:table-cell office:value-type="string">
            <text:p>7:44</text:p>
          </table:table-cell>
          <table:table-cell office:value-type="string">
            <text:p>8:24</text:p>
          </table:table-cell>
          <table:table-cell office:value-type="string">
            <text:p>9:04</text:p>
          </table:table-cell>
          <table:table-cell office:value-type="string">
            <text:p>9:44</text:p>
          </table:table-cell>
          <table:table-cell office:value-type="string">
            <text:p>10:24</text:p>
          </table:table-cell>
          <table:table-cell office:value-type="string">
            <text:p>11:04</text:p>
          </table:table-cell>
          <table:table-cell office:value-type="string">
            <text:p>11:44</text:p>
          </table:table-cell>
          <table:table-cell office:value-type="string">
            <text:p>12:24</text:p>
          </table:table-cell>
          <table:table-cell office:value-type="string">
            <text:p>13:04</text:p>
          </table:table-cell>
          <table:table-cell office:value-type="string">
            <text:p>13:44</text:p>
          </table:table-cell>
          <table:table-cell office:value-type="string">
            <text:p>14:44v</text:p>
          </table:table-cell>
          <table:table-cell office:value-type="string">
            <text:p>15:14v</text:p>
          </table:table-cell>
          <table:table-cell office:value-type="string">
            <text:p>15:44v</text:p>
          </table:table-cell>
          <table:table-cell office:value-type="string">
            <text:p>16:24v</text:p>
          </table:table-cell>
          <table:table-cell office:value-type="string">
            <text:p>16:44v</text:p>
          </table:table-cell>
          <table:table-cell office:value-type="string">
            <text:p>17:56</text:p>
          </table:table-cell>
          <table:table-cell office:value-type="string">
            <text:p>19:08</text:p>
          </table:table-cell>
          <table:table-cell office:value-type="string">
            <text:p>19:59</text:p>
          </table:table-cell>
          <table:table-cell office:value-type="string">
            <text:p>20:56</text:p>
          </table:table-cell>
          <table:table-cell office:value-type="string">
            <text:p>21:56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Chałubińskiego Szpital</text:p>
          </table:table-cell>
          <table:table-cell table:style-name="ce12" office:value-type="string">
            <text:p>5:52v</text:p>
          </table:table-cell>
          <table:table-cell office:value-type="string">
            <text:p>6:26</text:p>
          </table:table-cell>
          <table:table-cell office:value-type="string">
            <text:p>6:36</text:p>
          </table:table-cell>
          <table:table-cell office:value-type="string">
            <text:p>7:06v</text:p>
          </table:table-cell>
          <table:table-cell office:value-type="string">
            <text:p>7:22</text:p>
          </table:table-cell>
          <table:table-cell office:value-type="string">
            <text:p>7:46</text:p>
          </table:table-cell>
          <table:table-cell office:value-type="string">
            <text:p>8:26</text:p>
          </table:table-cell>
          <table:table-cell office:value-type="string">
            <text:p>9:06</text:p>
          </table:table-cell>
          <table:table-cell office:value-type="string">
            <text:p>9:46</text:p>
          </table:table-cell>
          <table:table-cell office:value-type="string">
            <text:p>10:26</text:p>
          </table:table-cell>
          <table:table-cell office:value-type="string">
            <text:p>11:06</text:p>
          </table:table-cell>
          <table:table-cell office:value-type="string">
            <text:p>11:46</text:p>
          </table:table-cell>
          <table:table-cell office:value-type="string">
            <text:p>12:26</text:p>
          </table:table-cell>
          <table:table-cell office:value-type="string">
            <text:p>13:06</text:p>
          </table:table-cell>
          <table:table-cell office:value-type="string">
            <text:p>13:46</text:p>
          </table:table-cell>
          <table:table-cell office:value-type="string">
            <text:p>14:46v</text:p>
          </table:table-cell>
          <table:table-cell office:value-type="string">
            <text:p>15:16v</text:p>
          </table:table-cell>
          <table:table-cell office:value-type="string">
            <text:p>15:46v</text:p>
          </table:table-cell>
          <table:table-cell office:value-type="string">
            <text:p>16:26v</text:p>
          </table:table-cell>
          <table:table-cell office:value-type="string">
            <text:p>16:46v</text:p>
          </table:table-cell>
          <table:table-cell office:value-type="string">
            <text:p>17:58</text:p>
          </table:table-cell>
          <table:table-cell office:value-type="string">
            <text:p>19:10</text:p>
          </table:table-cell>
          <table:table-cell office:value-type="string">
            <text:p>20:01</text:p>
          </table:table-cell>
          <table:table-cell office:value-type="string">
            <text:p>20:58</text:p>
          </table:table-cell>
          <table:table-cell office:value-type="string">
            <text:p>21:58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Piłsudskiego Zubrzyckiego</text:p>
          </table:table-cell>
          <table:table-cell table:style-name="ce12" office:value-type="string">
            <text:p>5:53v</text:p>
          </table:table-cell>
          <table:table-cell office:value-type="string">
            <text:p>6:27</text:p>
          </table:table-cell>
          <table:table-cell office:value-type="string">
            <text:p>6:37</text:p>
          </table:table-cell>
          <table:table-cell office:value-type="string">
            <text:p>7:07v</text:p>
          </table:table-cell>
          <table:table-cell office:value-type="string">
            <text:p>7:23</text:p>
          </table:table-cell>
          <table:table-cell office:value-type="string">
            <text:p>7:47</text:p>
          </table:table-cell>
          <table:table-cell office:value-type="string">
            <text:p>8:27</text:p>
          </table:table-cell>
          <table:table-cell office:value-type="string">
            <text:p>9:07</text:p>
          </table:table-cell>
          <table:table-cell office:value-type="string">
            <text:p>9:47</text:p>
          </table:table-cell>
          <table:table-cell office:value-type="string">
            <text:p>10:27</text:p>
          </table:table-cell>
          <table:table-cell office:value-type="string">
            <text:p>11:07</text:p>
          </table:table-cell>
          <table:table-cell office:value-type="string">
            <text:p>11:47</text:p>
          </table:table-cell>
          <table:table-cell office:value-type="string">
            <text:p>12:27</text:p>
          </table:table-cell>
          <table:table-cell office:value-type="string">
            <text:p>13:07</text:p>
          </table:table-cell>
          <table:table-cell office:value-type="string">
            <text:p>13:47</text:p>
          </table:table-cell>
          <table:table-cell office:value-type="string">
            <text:p>14:47v</text:p>
          </table:table-cell>
          <table:table-cell office:value-type="string">
            <text:p>15:17v</text:p>
          </table:table-cell>
          <table:table-cell office:value-type="string">
            <text:p>15:47v</text:p>
          </table:table-cell>
          <table:table-cell office:value-type="string">
            <text:p>16:27v</text:p>
          </table:table-cell>
          <table:table-cell office:value-type="string">
            <text:p>16:47v</text:p>
          </table:table-cell>
          <table:table-cell office:value-type="string">
            <text:p>17:59</text:p>
          </table:table-cell>
          <table:table-cell office:value-type="string">
            <text:p>19:11</text:p>
          </table:table-cell>
          <table:table-cell office:value-type="string">
            <text:p>20:02</text:p>
          </table:table-cell>
          <table:table-cell office:value-type="string">
            <text:p>20:59</text:p>
          </table:table-cell>
          <table:table-cell office:value-type="string">
            <text:p>21:59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Piłsudskiego Orląt Lwowskich</text:p>
          </table:table-cell>
          <table:table-cell table:style-name="ce12" office:value-type="string">
            <text:p>5:54v</text:p>
          </table:table-cell>
          <table:table-cell office:value-type="string">
            <text:p>6:28</text:p>
          </table:table-cell>
          <table:table-cell office:value-type="string">
            <text:p>6:38</text:p>
          </table:table-cell>
          <table:table-cell office:value-type="string">
            <text:p>7:08v</text:p>
          </table:table-cell>
          <table:table-cell office:value-type="string">
            <text:p>7:24</text:p>
          </table:table-cell>
          <table:table-cell office:value-type="string">
            <text:p>7:48</text:p>
          </table:table-cell>
          <table:table-cell office:value-type="string">
            <text:p>8:28</text:p>
          </table:table-cell>
          <table:table-cell office:value-type="string">
            <text:p>9:08</text:p>
          </table:table-cell>
          <table:table-cell office:value-type="string">
            <text:p>9:48</text:p>
          </table:table-cell>
          <table:table-cell office:value-type="string">
            <text:p>10:28</text:p>
          </table:table-cell>
          <table:table-cell office:value-type="string">
            <text:p>11:08</text:p>
          </table:table-cell>
          <table:table-cell office:value-type="string">
            <text:p>11:48</text:p>
          </table:table-cell>
          <table:table-cell office:value-type="string">
            <text:p>12:28</text:p>
          </table:table-cell>
          <table:table-cell office:value-type="string">
            <text:p>13:08</text:p>
          </table:table-cell>
          <table:table-cell office:value-type="string">
            <text:p>13:48</text:p>
          </table:table-cell>
          <table:table-cell office:value-type="string">
            <text:p>14:48v</text:p>
          </table:table-cell>
          <table:table-cell office:value-type="string">
            <text:p>15:18v</text:p>
          </table:table-cell>
          <table:table-cell office:value-type="string">
            <text:p>15:48v</text:p>
          </table:table-cell>
          <table:table-cell office:value-type="string">
            <text:p>16:28v</text:p>
          </table:table-cell>
          <table:table-cell office:value-type="string">
            <text:p>16:48v</text:p>
          </table:table-cell>
          <table:table-cell office:value-type="string">
            <text:p>18:00</text:p>
          </table:table-cell>
          <table:table-cell office:value-type="string">
            <text:p>19:12</text:p>
          </table:table-cell>
          <table:table-cell office:value-type="string">
            <text:p>20:03</text:p>
          </table:table-cell>
          <table:table-cell office:value-type="string">
            <text:p>21:00</text:p>
          </table:table-cell>
          <table:table-cell office:value-type="string">
            <text:p>22:00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Kościuszki Piłsudskiego</text:p>
          </table:table-cell>
          <table:table-cell table:style-name="ce12" office:value-type="string">
            <text:p>5:56v</text:p>
          </table:table-cell>
          <table:table-cell office:value-type="string">
            <text:p>6:30</text:p>
          </table:table-cell>
          <table:table-cell office:value-type="string">
            <text:p>6:40</text:p>
          </table:table-cell>
          <table:table-cell office:value-type="string">
            <text:p>7:10v</text:p>
          </table:table-cell>
          <table:table-cell office:value-type="string">
            <text:p>7:26</text:p>
          </table:table-cell>
          <table:table-cell office:value-type="string">
            <text:p>7:50</text:p>
          </table:table-cell>
          <table:table-cell office:value-type="string">
            <text:p>8:30</text:p>
          </table:table-cell>
          <table:table-cell office:value-type="string">
            <text:p>9:10</text:p>
          </table:table-cell>
          <table:table-cell office:value-type="string">
            <text:p>9:50</text:p>
          </table:table-cell>
          <table:table-cell office:value-type="string">
            <text:p>10:30</text:p>
          </table:table-cell>
          <table:table-cell office:value-type="string">
            <text:p>11:10</text:p>
          </table:table-cell>
          <table:table-cell office:value-type="string">
            <text:p>11:50</text:p>
          </table:table-cell>
          <table:table-cell office:value-type="string">
            <text:p>12:30</text:p>
          </table:table-cell>
          <table:table-cell office:value-type="string">
            <text:p>13:10</text:p>
          </table:table-cell>
          <table:table-cell office:value-type="string">
            <text:p>13:50</text:p>
          </table:table-cell>
          <table:table-cell office:value-type="string">
            <text:p>14:50v</text:p>
          </table:table-cell>
          <table:table-cell office:value-type="string">
            <text:p>15:20v</text:p>
          </table:table-cell>
          <table:table-cell office:value-type="string">
            <text:p>15:50v</text:p>
          </table:table-cell>
          <table:table-cell office:value-type="string">
            <text:p>16:30v</text:p>
          </table:table-cell>
          <table:table-cell office:value-type="string">
            <text:p>16:50v</text:p>
          </table:table-cell>
          <table:table-cell office:value-type="string">
            <text:p>18:02</text:p>
          </table:table-cell>
          <table:table-cell office:value-type="string">
            <text:p>19:14</text:p>
          </table:table-cell>
          <table:table-cell office:value-type="string">
            <text:p>20:05</text:p>
          </table:table-cell>
          <table:table-cell office:value-type="string">
            <text:p>21:02</text:p>
          </table:table-cell>
          <table:table-cell office:value-type="string">
            <text:p>22:02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Zwycięstwa Piłsudskiego</text:p>
          </table:table-cell>
          <table:table-cell table:style-name="ce12" office:value-type="string">
            <text:p>5:59v</text:p>
          </table:table-cell>
          <table:table-cell office:value-type="string">
            <text:p>6:33</text:p>
          </table:table-cell>
          <table:table-cell office:value-type="string">
            <text:p>6:43</text:p>
          </table:table-cell>
          <table:table-cell office:value-type="string">
            <text:p>7:13v</text:p>
          </table:table-cell>
          <table:table-cell office:value-type="string">
            <text:p>7:29</text:p>
          </table:table-cell>
          <table:table-cell office:value-type="string">
            <text:p>7:53</text:p>
          </table:table-cell>
          <table:table-cell office:value-type="string">
            <text:p>8:33</text:p>
          </table:table-cell>
          <table:table-cell office:value-type="string">
            <text:p>9:13</text:p>
          </table:table-cell>
          <table:table-cell office:value-type="string">
            <text:p>9:53</text:p>
          </table:table-cell>
          <table:table-cell office:value-type="string">
            <text:p>10:33</text:p>
          </table:table-cell>
          <table:table-cell office:value-type="string">
            <text:p>11:13</text:p>
          </table:table-cell>
          <table:table-cell office:value-type="string">
            <text:p>11:53</text:p>
          </table:table-cell>
          <table:table-cell office:value-type="string">
            <text:p>12:33</text:p>
          </table:table-cell>
          <table:table-cell office:value-type="string">
            <text:p>13:13</text:p>
          </table:table-cell>
          <table:table-cell office:value-type="string">
            <text:p>13:53</text:p>
          </table:table-cell>
          <table:table-cell office:value-type="string">
            <text:p>14:53v</text:p>
          </table:table-cell>
          <table:table-cell office:value-type="string">
            <text:p>15:23v</text:p>
          </table:table-cell>
          <table:table-cell office:value-type="string">
            <text:p>15:53v</text:p>
          </table:table-cell>
          <table:table-cell office:value-type="string">
            <text:p>16:33v</text:p>
          </table:table-cell>
          <table:table-cell office:value-type="string">
            <text:p>16:53v</text:p>
          </table:table-cell>
          <table:table-cell office:value-type="string">
            <text:p>18:05</text:p>
          </table:table-cell>
          <table:table-cell office:value-type="string">
            <text:p>19:17</text:p>
          </table:table-cell>
          <table:table-cell office:value-type="string">
            <text:p>20:08</text:p>
          </table:table-cell>
          <table:table-cell office:value-type="string">
            <text:p>21:05</text:p>
          </table:table-cell>
          <table:table-cell office:value-type="string">
            <text:p>22:05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Rynek Staromiejski</text:p>
          </table:table-cell>
          <table:table-cell table:style-name="ce12" office:value-type="string">
            <text:p>6:01v</text:p>
          </table:table-cell>
          <table:table-cell office:value-type="string">
            <text:p>6:35</text:p>
          </table:table-cell>
          <table:table-cell office:value-type="string">
            <text:p>6:45</text:p>
          </table:table-cell>
          <table:table-cell office:value-type="string">
            <text:p>7:15v</text:p>
          </table:table-cell>
          <table:table-cell office:value-type="string">
            <text:p>7:31</text:p>
          </table:table-cell>
          <table:table-cell office:value-type="string">
            <text:p>7:55</text:p>
          </table:table-cell>
          <table:table-cell office:value-type="string">
            <text:p>8:35</text:p>
          </table:table-cell>
          <table:table-cell office:value-type="string">
            <text:p>9:15</text:p>
          </table:table-cell>
          <table:table-cell office:value-type="string">
            <text:p>9:55</text:p>
          </table:table-cell>
          <table:table-cell office:value-type="string">
            <text:p>10:35</text:p>
          </table:table-cell>
          <table:table-cell office:value-type="string">
            <text:p>11:15</text:p>
          </table:table-cell>
          <table:table-cell office:value-type="string">
            <text:p>11:55</text:p>
          </table:table-cell>
          <table:table-cell office:value-type="string">
            <text:p>12:35</text:p>
          </table:table-cell>
          <table:table-cell office:value-type="string">
            <text:p>13:15</text:p>
          </table:table-cell>
          <table:table-cell office:value-type="string">
            <text:p>13:55</text:p>
          </table:table-cell>
          <table:table-cell office:value-type="string">
            <text:p>14:55v</text:p>
          </table:table-cell>
          <table:table-cell office:value-type="string">
            <text:p>15:25v</text:p>
          </table:table-cell>
          <table:table-cell office:value-type="string">
            <text:p>15:55v</text:p>
          </table:table-cell>
          <table:table-cell office:value-type="string">
            <text:p>16:35v</text:p>
          </table:table-cell>
          <table:table-cell office:value-type="string">
            <text:p>16:55v</text:p>
          </table:table-cell>
          <table:table-cell office:value-type="string">
            <text:p>18:07</text:p>
          </table:table-cell>
          <table:table-cell office:value-type="string">
            <text:p>19:19</text:p>
          </table:table-cell>
          <table:table-cell office:value-type="string">
            <text:p>20:10</text:p>
          </table:table-cell>
          <table:table-cell office:value-type="string">
            <text:p>21:07</text:p>
          </table:table-cell>
          <table:table-cell office:value-type="string">
            <text:p>22:07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Krakusa i Wandy Zwycięstwa</text:p>
          </table:table-cell>
          <table:table-cell table:style-name="ce12" office:value-type="string">
            <text:p>6:04v</text:p>
          </table:table-cell>
          <table:table-cell office:value-type="string">
            <text:p>6:38</text:p>
          </table:table-cell>
          <table:table-cell office:value-type="string">
            <text:p>6:48</text:p>
          </table:table-cell>
          <table:table-cell office:value-type="string">
            <text:p>7:18v</text:p>
          </table:table-cell>
          <table:table-cell office:value-type="string">
            <text:p>7:34</text:p>
          </table:table-cell>
          <table:table-cell office:value-type="string">
            <text:p>7:58</text:p>
          </table:table-cell>
          <table:table-cell office:value-type="string">
            <text:p>8:38</text:p>
          </table:table-cell>
          <table:table-cell office:value-type="string">
            <text:p>9:18</text:p>
          </table:table-cell>
          <table:table-cell office:value-type="string">
            <text:p>9:58</text:p>
          </table:table-cell>
          <table:table-cell office:value-type="string">
            <text:p>10:38</text:p>
          </table:table-cell>
          <table:table-cell office:value-type="string">
            <text:p>11:18</text:p>
          </table:table-cell>
          <table:table-cell office:value-type="string">
            <text:p>11:58</text:p>
          </table:table-cell>
          <table:table-cell office:value-type="string">
            <text:p>12:38</text:p>
          </table:table-cell>
          <table:table-cell office:value-type="string">
            <text:p>13:18</text:p>
          </table:table-cell>
          <table:table-cell office:value-type="string">
            <text:p>13:58</text:p>
          </table:table-cell>
          <table:table-cell office:value-type="string">
            <text:p>14:58v</text:p>
          </table:table-cell>
          <table:table-cell office:value-type="string">
            <text:p>15:28v</text:p>
          </table:table-cell>
          <table:table-cell office:value-type="string">
            <text:p>15:58v</text:p>
          </table:table-cell>
          <table:table-cell office:value-type="string">
            <text:p>16:38v</text:p>
          </table:table-cell>
          <table:table-cell office:value-type="string">
            <text:p>16:58v</text:p>
          </table:table-cell>
          <table:table-cell office:value-type="string">
            <text:p>18:10</text:p>
          </table:table-cell>
          <table:table-cell office:value-type="string">
            <text:p>19:22</text:p>
          </table:table-cell>
          <table:table-cell office:value-type="string">
            <text:p>20:13</text:p>
          </table:table-cell>
          <table:table-cell office:value-type="string">
            <text:p>21:10</text:p>
          </table:table-cell>
          <table:table-cell office:value-type="string">
            <text:p>22:10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2">
          <table:table-cell office:value-type="string">
            <text:p>Krakusa i Wandy Lechicka</text:p>
          </table:table-cell>
          <table:table-cell table:style-name="ce12" office:value-type="string">
            <text:p>6:06v</text:p>
          </table:table-cell>
          <table:table-cell office:value-type="string">
            <text:p>6:40</text:p>
          </table:table-cell>
          <table:table-cell office:value-type="string">
            <text:p>6:50</text:p>
          </table:table-cell>
          <table:table-cell office:value-type="string">
            <text:p>7:20v</text:p>
          </table:table-cell>
          <table:table-cell office:value-type="string">
            <text:p>7:36</text:p>
          </table:table-cell>
          <table:table-cell office:value-type="string">
            <text:p>8:00</text:p>
          </table:table-cell>
          <table:table-cell office:value-type="string">
            <text:p>8:40</text:p>
          </table:table-cell>
          <table:table-cell office:value-type="string">
            <text:p>9:20</text:p>
          </table:table-cell>
          <table:table-cell office:value-type="string">
            <text:p>10:00</text:p>
          </table:table-cell>
          <table:table-cell office:value-type="string">
            <text:p>10:40</text:p>
          </table:table-cell>
          <table:table-cell office:value-type="string">
            <text:p>11:20</text:p>
          </table:table-cell>
          <table:table-cell office:value-type="string">
            <text:p>12:00</text:p>
          </table:table-cell>
          <table:table-cell office:value-type="string">
            <text:p>12:40</text:p>
          </table:table-cell>
          <table:table-cell office:value-type="string">
            <text:p>13:20</text:p>
          </table:table-cell>
          <table:table-cell office:value-type="string">
            <text:p>14:00</text:p>
          </table:table-cell>
          <table:table-cell office:value-type="string">
            <text:p>15:00v</text:p>
          </table:table-cell>
          <table:table-cell office:value-type="string">
            <text:p>15:30v</text:p>
          </table:table-cell>
          <table:table-cell office:value-type="string">
            <text:p>16:00v</text:p>
          </table:table-cell>
          <table:table-cell office:value-type="string">
            <text:p>16:40v</text:p>
          </table:table-cell>
          <table:table-cell office:value-type="string">
            <text:p>17:00v</text:p>
          </table:table-cell>
          <table:table-cell office:value-type="string">
            <text:p>18:12</text:p>
          </table:table-cell>
          <table:table-cell office:value-type="string">
            <text:p>19:24</text:p>
          </table:table-cell>
          <table:table-cell office:value-type="string">
            <text:p>20:15</text:p>
          </table:table-cell>
          <table:table-cell office:value-type="string">
            <text:p>21:12</text:p>
          </table:table-cell>
          <table:table-cell office:value-type="string">
            <text:p>22:12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Gnieźnieńska Połczyńska</text:p>
          </table:table-cell>
          <table:table-cell table:style-name="ce12" office:value-type="string">
            <text:p>6:08v</text:p>
          </table:table-cell>
          <table:table-cell office:value-type="string">
            <text:p>6:42</text:p>
          </table:table-cell>
          <table:table-cell office:value-type="string">
            <text:p>6:52</text:p>
          </table:table-cell>
          <table:table-cell office:value-type="string">
            <text:p>7:22v</text:p>
          </table:table-cell>
          <table:table-cell office:value-type="string">
            <text:p>7:38</text:p>
          </table:table-cell>
          <table:table-cell office:value-type="string">
            <text:p>8:02</text:p>
          </table:table-cell>
          <table:table-cell office:value-type="string">
            <text:p>8:42</text:p>
          </table:table-cell>
          <table:table-cell office:value-type="string">
            <text:p>9:22</text:p>
          </table:table-cell>
          <table:table-cell office:value-type="string">
            <text:p>10:02</text:p>
          </table:table-cell>
          <table:table-cell office:value-type="string">
            <text:p>10:42</text:p>
          </table:table-cell>
          <table:table-cell office:value-type="string">
            <text:p>11:22</text:p>
          </table:table-cell>
          <table:table-cell office:value-type="string">
            <text:p>12:02</text:p>
          </table:table-cell>
          <table:table-cell office:value-type="string">
            <text:p>12:42</text:p>
          </table:table-cell>
          <table:table-cell office:value-type="string">
            <text:p>13:22</text:p>
          </table:table-cell>
          <table:table-cell office:value-type="string">
            <text:p>14:02</text:p>
          </table:table-cell>
          <table:table-cell office:value-type="string">
            <text:p>15:02v</text:p>
          </table:table-cell>
          <table:table-cell office:value-type="string">
            <text:p>15:32v</text:p>
          </table:table-cell>
          <table:table-cell office:value-type="string">
            <text:p>16:02v</text:p>
          </table:table-cell>
          <table:table-cell office:value-type="string">
            <text:p>16:42v</text:p>
          </table:table-cell>
          <table:table-cell office:value-type="string">
            <text:p>17:02v</text:p>
          </table:table-cell>
          <table:table-cell office:value-type="string">
            <text:p>18:14</text:p>
          </table:table-cell>
          <table:table-cell office:value-type="string">
            <text:p>19:26</text:p>
          </table:table-cell>
          <table:table-cell office:value-type="string">
            <text:p>20:17</text:p>
          </table:table-cell>
          <table:table-cell office:value-type="string">
            <text:p>21:14</text:p>
          </table:table-cell>
          <table:table-cell office:value-type="string">
            <text:p>22:14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Gnieźnieńska Szkoła</text:p>
          </table:table-cell>
          <table:table-cell table:style-name="ce12" office:value-type="string">
            <text:p>6:09v</text:p>
          </table:table-cell>
          <table:table-cell office:value-type="string">
            <text:p>6:43</text:p>
          </table:table-cell>
          <table:table-cell office:value-type="string">
            <text:p>6:53</text:p>
          </table:table-cell>
          <table:table-cell office:value-type="string">
            <text:p>7:23v</text:p>
          </table:table-cell>
          <table:table-cell office:value-type="string">
            <text:p>7:39</text:p>
          </table:table-cell>
          <table:table-cell office:value-type="string">
            <text:p>8:03</text:p>
          </table:table-cell>
          <table:table-cell office:value-type="string">
            <text:p>8:43</text:p>
          </table:table-cell>
          <table:table-cell office:value-type="string">
            <text:p>9:23</text:p>
          </table:table-cell>
          <table:table-cell office:value-type="string">
            <text:p>10:03</text:p>
          </table:table-cell>
          <table:table-cell office:value-type="string">
            <text:p>10:43</text:p>
          </table:table-cell>
          <table:table-cell office:value-type="string">
            <text:p>11:23</text:p>
          </table:table-cell>
          <table:table-cell office:value-type="string">
            <text:p>12:03</text:p>
          </table:table-cell>
          <table:table-cell office:value-type="string">
            <text:p>12:43</text:p>
          </table:table-cell>
          <table:table-cell office:value-type="string">
            <text:p>13:23</text:p>
          </table:table-cell>
          <table:table-cell office:value-type="string">
            <text:p>14:03</text:p>
          </table:table-cell>
          <table:table-cell office:value-type="string">
            <text:p>15:03v</text:p>
          </table:table-cell>
          <table:table-cell office:value-type="string">
            <text:p>15:33v</text:p>
          </table:table-cell>
          <table:table-cell office:value-type="string">
            <text:p>16:03v</text:p>
          </table:table-cell>
          <table:table-cell office:value-type="string">
            <text:p>16:43v</text:p>
          </table:table-cell>
          <table:table-cell office:value-type="string">
            <text:p>17:03v</text:p>
          </table:table-cell>
          <table:table-cell office:value-type="string">
            <text:p>18:15</text:p>
          </table:table-cell>
          <table:table-cell office:value-type="string">
            <text:p>19:27</text:p>
          </table:table-cell>
          <table:table-cell office:value-type="string">
            <text:p>20:18</text:p>
          </table:table-cell>
          <table:table-cell office:value-type="string">
            <text:p>21:15</text:p>
          </table:table-cell>
          <table:table-cell office:value-type="string">
            <text:p>22:15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>
            <text:p>Gnieźnieńska Strażacka</text:p>
          </table:table-cell>
          <table:table-cell table:style-name="ce12" office:value-type="string">
            <text:p>6:10v</text:p>
          </table:table-cell>
          <table:table-cell office:value-type="string">
            <text:p>6:44</text:p>
          </table:table-cell>
          <table:table-cell office:value-type="string">
            <text:p>6:54</text:p>
          </table:table-cell>
          <table:table-cell office:value-type="string">
            <text:p>7:24v</text:p>
          </table:table-cell>
          <table:table-cell office:value-type="string">
            <text:p>7:40</text:p>
          </table:table-cell>
          <table:table-cell office:value-type="string">
            <text:p>8:04</text:p>
          </table:table-cell>
          <table:table-cell office:value-type="string">
            <text:p>8:44</text:p>
          </table:table-cell>
          <table:table-cell office:value-type="string">
            <text:p>9:24</text:p>
          </table:table-cell>
          <table:table-cell office:value-type="string">
            <text:p>10:04</text:p>
          </table:table-cell>
          <table:table-cell office:value-type="string">
            <text:p>10:44</text:p>
          </table:table-cell>
          <table:table-cell office:value-type="string">
            <text:p>11:24</text:p>
          </table:table-cell>
          <table:table-cell office:value-type="string">
            <text:p>12:04</text:p>
          </table:table-cell>
          <table:table-cell office:value-type="string">
            <text:p>12:44</text:p>
          </table:table-cell>
          <table:table-cell office:value-type="string">
            <text:p>13:24</text:p>
          </table:table-cell>
          <table:table-cell office:value-type="string">
            <text:p>14:04</text:p>
          </table:table-cell>
          <table:table-cell office:value-type="string">
            <text:p>15:04v</text:p>
          </table:table-cell>
          <table:table-cell office:value-type="string">
            <text:p>15:34v</text:p>
          </table:table-cell>
          <table:table-cell office:value-type="string">
            <text:p>16:04v</text:p>
          </table:table-cell>
          <table:table-cell office:value-type="string">
            <text:p>16:44v</text:p>
          </table:table-cell>
          <table:table-cell office:value-type="string">
            <text:p>17:04v</text:p>
          </table:table-cell>
          <table:table-cell office:value-type="string">
            <text:p>18:16</text:p>
          </table:table-cell>
          <table:table-cell office:value-type="string">
            <text:p>19:28</text:p>
          </table:table-cell>
          <table:table-cell office:value-type="string">
            <text:p>20:19</text:p>
          </table:table-cell>
          <table:table-cell office:value-type="string">
            <text:p>21:16</text:p>
          </table:table-cell>
          <table:table-cell office:value-type="string">
            <text:p>22:16</text:p>
          </table:table-cell>
          <table:table-cell office:value-type="string">
            <text:p><text:s/></text:p>
          </table:table-cell>
          <table:table-cell table:number-columns-repeated="99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15" table:default-cell-style-name="ce4"/>
        <table:table-column table:style-name="co5" table:number-columns-repeated="1023" table:default-cell-style-name="ce4"/>
        <table:table-row table:style-name="ro1">
          <table:table-cell office:value-type="string">
            <text:p>Chałubińskiego Pętla</text:p>
          </table:table-cell>
          <table:table-cell table:style-name="ce11" office:value-type="string">
            <text:p>6:56</text:p>
          </table:table-cell>
          <table:table-cell office:value-type="string">
            <text:p>7:46</text:p>
          </table:table-cell>
          <table:table-cell office:value-type="string">
            <text:p>8:46</text:p>
          </table:table-cell>
          <table:table-cell office:value-type="string">
            <text:p>9:46</text:p>
          </table:table-cell>
          <table:table-cell office:value-type="string">
            <text:p>10:46</text:p>
          </table:table-cell>
          <table:table-cell office:value-type="string">
            <text:p>11:46</text:p>
          </table:table-cell>
          <table:table-cell office:value-type="string">
            <text:p>12:46</text:p>
          </table:table-cell>
          <table:table-cell office:value-type="string">
            <text:p>13:46</text:p>
          </table:table-cell>
          <table:table-cell office:value-type="string">
            <text:p>14:46</text:p>
          </table:table-cell>
          <table:table-cell office:value-type="string">
            <text:p>15:46</text:p>
          </table:table-cell>
          <table:table-cell office:value-type="string">
            <text:p>16:46</text:p>
          </table:table-cell>
          <table:table-cell office:value-type="string">
            <text:p>17:56</text:p>
          </table:table-cell>
          <table:table-cell office:value-type="string">
            <text:p>18:46</text:p>
          </table:table-cell>
          <table:table-cell office:value-type="string">
            <text:p>19:46</text:p>
          </table:table-cell>
          <table:table-cell office:value-type="string">
            <text:p>20:56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Chałubińskiego Szpital</text:p>
          </table:table-cell>
          <table:table-cell table:style-name="ce11" office:value-type="string">
            <text:p>6:58</text:p>
          </table:table-cell>
          <table:table-cell office:value-type="string">
            <text:p>7:48</text:p>
          </table:table-cell>
          <table:table-cell office:value-type="string">
            <text:p>8:48</text:p>
          </table:table-cell>
          <table:table-cell office:value-type="string">
            <text:p>9:48</text:p>
          </table:table-cell>
          <table:table-cell office:value-type="string">
            <text:p>10:48</text:p>
          </table:table-cell>
          <table:table-cell office:value-type="string">
            <text:p>11:48</text:p>
          </table:table-cell>
          <table:table-cell office:value-type="string">
            <text:p>12:48</text:p>
          </table:table-cell>
          <table:table-cell office:value-type="string">
            <text:p>13:48</text:p>
          </table:table-cell>
          <table:table-cell office:value-type="string">
            <text:p>14:48</text:p>
          </table:table-cell>
          <table:table-cell office:value-type="string">
            <text:p>15:48</text:p>
          </table:table-cell>
          <table:table-cell office:value-type="string">
            <text:p>16:48</text:p>
          </table:table-cell>
          <table:table-cell office:value-type="string">
            <text:p>17:58</text:p>
          </table:table-cell>
          <table:table-cell office:value-type="string">
            <text:p>18:48</text:p>
          </table:table-cell>
          <table:table-cell office:value-type="string">
            <text:p>19:48</text:p>
          </table:table-cell>
          <table:table-cell office:value-type="string">
            <text:p>20:58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Piłsudskiego Zubrzyckiego</text:p>
          </table:table-cell>
          <table:table-cell table:style-name="ce11" office:value-type="string">
            <text:p>6:59</text:p>
          </table:table-cell>
          <table:table-cell office:value-type="string">
            <text:p>7:49</text:p>
          </table:table-cell>
          <table:table-cell office:value-type="string">
            <text:p>8:49</text:p>
          </table:table-cell>
          <table:table-cell office:value-type="string">
            <text:p>9:49</text:p>
          </table:table-cell>
          <table:table-cell office:value-type="string">
            <text:p>10:49</text:p>
          </table:table-cell>
          <table:table-cell office:value-type="string">
            <text:p>11:49</text:p>
          </table:table-cell>
          <table:table-cell office:value-type="string">
            <text:p>12:49</text:p>
          </table:table-cell>
          <table:table-cell office:value-type="string">
            <text:p>13:49</text:p>
          </table:table-cell>
          <table:table-cell office:value-type="string">
            <text:p>14:49</text:p>
          </table:table-cell>
          <table:table-cell office:value-type="string">
            <text:p>15:49</text:p>
          </table:table-cell>
          <table:table-cell office:value-type="string">
            <text:p>16:49</text:p>
          </table:table-cell>
          <table:table-cell office:value-type="string">
            <text:p>17:59</text:p>
          </table:table-cell>
          <table:table-cell office:value-type="string">
            <text:p>18:49</text:p>
          </table:table-cell>
          <table:table-cell office:value-type="string">
            <text:p>19:49</text:p>
          </table:table-cell>
          <table:table-cell office:value-type="string">
            <text:p>20:59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Piłsudskiego Orląt Lwowskich</text:p>
          </table:table-cell>
          <table:table-cell table:style-name="ce11" office:value-type="string">
            <text:p>7:00</text:p>
          </table:table-cell>
          <table:table-cell office:value-type="string">
            <text:p>7:50</text:p>
          </table:table-cell>
          <table:table-cell office:value-type="string">
            <text:p>8:50</text:p>
          </table:table-cell>
          <table:table-cell office:value-type="string">
            <text:p>9:50</text:p>
          </table:table-cell>
          <table:table-cell office:value-type="string">
            <text:p>10:50</text:p>
          </table:table-cell>
          <table:table-cell office:value-type="string">
            <text:p>11:50</text:p>
          </table:table-cell>
          <table:table-cell office:value-type="string">
            <text:p>12:50</text:p>
          </table:table-cell>
          <table:table-cell office:value-type="string">
            <text:p>13:50</text:p>
          </table:table-cell>
          <table:table-cell office:value-type="string">
            <text:p>14:50</text:p>
          </table:table-cell>
          <table:table-cell office:value-type="string">
            <text:p>15:50</text:p>
          </table:table-cell>
          <table:table-cell office:value-type="string">
            <text:p>16:50</text:p>
          </table:table-cell>
          <table:table-cell office:value-type="string">
            <text:p>18:00</text:p>
          </table:table-cell>
          <table:table-cell office:value-type="string">
            <text:p>18:50</text:p>
          </table:table-cell>
          <table:table-cell office:value-type="string">
            <text:p>19:50</text:p>
          </table:table-cell>
          <table:table-cell office:value-type="string">
            <text:p>21:00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Kościuszki Piłsudskiego</text:p>
          </table:table-cell>
          <table:table-cell table:style-name="ce11" office:value-type="string">
            <text:p>7:02</text:p>
          </table:table-cell>
          <table:table-cell office:value-type="string">
            <text:p>7:52</text:p>
          </table:table-cell>
          <table:table-cell office:value-type="string">
            <text:p>8:52</text:p>
          </table:table-cell>
          <table:table-cell office:value-type="string">
            <text:p>9:52</text:p>
          </table:table-cell>
          <table:table-cell office:value-type="string">
            <text:p>10:52</text:p>
          </table:table-cell>
          <table:table-cell office:value-type="string">
            <text:p>11:52</text:p>
          </table:table-cell>
          <table:table-cell office:value-type="string">
            <text:p>12:52</text:p>
          </table:table-cell>
          <table:table-cell office:value-type="string">
            <text:p>13:52</text:p>
          </table:table-cell>
          <table:table-cell office:value-type="string">
            <text:p>14:52</text:p>
          </table:table-cell>
          <table:table-cell office:value-type="string">
            <text:p>15:52</text:p>
          </table:table-cell>
          <table:table-cell office:value-type="string">
            <text:p>16:52</text:p>
          </table:table-cell>
          <table:table-cell office:value-type="string">
            <text:p>18:02</text:p>
          </table:table-cell>
          <table:table-cell office:value-type="string">
            <text:p>18:52</text:p>
          </table:table-cell>
          <table:table-cell office:value-type="string">
            <text:p>19:52</text:p>
          </table:table-cell>
          <table:table-cell office:value-type="string">
            <text:p>21:02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Zwycięstwa Piłsudskiego</text:p>
          </table:table-cell>
          <table:table-cell table:style-name="ce11" office:value-type="string">
            <text:p>7:05</text:p>
          </table:table-cell>
          <table:table-cell office:value-type="string">
            <text:p>7:55</text:p>
          </table:table-cell>
          <table:table-cell office:value-type="string">
            <text:p>8:55</text:p>
          </table:table-cell>
          <table:table-cell office:value-type="string">
            <text:p>9:55</text:p>
          </table:table-cell>
          <table:table-cell office:value-type="string">
            <text:p>10:55</text:p>
          </table:table-cell>
          <table:table-cell office:value-type="string">
            <text:p>11:55</text:p>
          </table:table-cell>
          <table:table-cell office:value-type="string">
            <text:p>12:55</text:p>
          </table:table-cell>
          <table:table-cell office:value-type="string">
            <text:p>13:55</text:p>
          </table:table-cell>
          <table:table-cell office:value-type="string">
            <text:p>14:55</text:p>
          </table:table-cell>
          <table:table-cell office:value-type="string">
            <text:p>15:55</text:p>
          </table:table-cell>
          <table:table-cell office:value-type="string">
            <text:p>16:55</text:p>
          </table:table-cell>
          <table:table-cell office:value-type="string">
            <text:p>18:05</text:p>
          </table:table-cell>
          <table:table-cell office:value-type="string">
            <text:p>18:55</text:p>
          </table:table-cell>
          <table:table-cell office:value-type="string">
            <text:p>19:55</text:p>
          </table:table-cell>
          <table:table-cell office:value-type="string">
            <text:p>21:05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Rynek Staromiejski</text:p>
          </table:table-cell>
          <table:table-cell table:style-name="ce11" office:value-type="string">
            <text:p>7:07</text:p>
          </table:table-cell>
          <table:table-cell office:value-type="string">
            <text:p>7:57</text:p>
          </table:table-cell>
          <table:table-cell office:value-type="string">
            <text:p>8:57</text:p>
          </table:table-cell>
          <table:table-cell office:value-type="string">
            <text:p>9:57</text:p>
          </table:table-cell>
          <table:table-cell office:value-type="string">
            <text:p>10:57</text:p>
          </table:table-cell>
          <table:table-cell office:value-type="string">
            <text:p>11:57</text:p>
          </table:table-cell>
          <table:table-cell office:value-type="string">
            <text:p>12:57</text:p>
          </table:table-cell>
          <table:table-cell office:value-type="string">
            <text:p>13:57</text:p>
          </table:table-cell>
          <table:table-cell office:value-type="string">
            <text:p>14:57</text:p>
          </table:table-cell>
          <table:table-cell office:value-type="string">
            <text:p>15:57</text:p>
          </table:table-cell>
          <table:table-cell office:value-type="string">
            <text:p>16:57</text:p>
          </table:table-cell>
          <table:table-cell office:value-type="string">
            <text:p>18:07</text:p>
          </table:table-cell>
          <table:table-cell office:value-type="string">
            <text:p>18:57</text:p>
          </table:table-cell>
          <table:table-cell office:value-type="string">
            <text:p>19:57</text:p>
          </table:table-cell>
          <table:table-cell office:value-type="string">
            <text:p>21:07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Krakusa i Wandy Zwycięstwa</text:p>
          </table:table-cell>
          <table:table-cell table:style-name="ce11" office:value-type="string">
            <text:p>7:10</text:p>
          </table:table-cell>
          <table:table-cell office:value-type="string">
            <text:p>8:00</text:p>
          </table:table-cell>
          <table:table-cell office:value-type="string">
            <text:p>9:00</text:p>
          </table:table-cell>
          <table:table-cell office:value-type="string">
            <text:p>10:00</text:p>
          </table:table-cell>
          <table:table-cell office:value-type="string">
            <text:p>11:0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4:00</text:p>
          </table:table-cell>
          <table:table-cell office:value-type="string">
            <text:p>15:00</text:p>
          </table:table-cell>
          <table:table-cell office:value-type="string">
            <text:p>16:00</text:p>
          </table:table-cell>
          <table:table-cell office:value-type="string">
            <text:p>17:00</text:p>
          </table:table-cell>
          <table:table-cell office:value-type="string">
            <text:p>18:10</text:p>
          </table:table-cell>
          <table:table-cell office:value-type="string">
            <text:p>19:00</text:p>
          </table:table-cell>
          <table:table-cell office:value-type="string">
            <text:p>20:00</text:p>
          </table:table-cell>
          <table:table-cell office:value-type="string">
            <text:p>21:10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Krakusa i Wandy Lechicka</text:p>
          </table:table-cell>
          <table:table-cell table:style-name="ce11" office:value-type="string">
            <text:p>7:12</text:p>
          </table:table-cell>
          <table:table-cell office:value-type="string">
            <text:p>8:02</text:p>
          </table:table-cell>
          <table:table-cell office:value-type="string">
            <text:p>9:02</text:p>
          </table:table-cell>
          <table:table-cell office:value-type="string">
            <text:p>10:02</text:p>
          </table:table-cell>
          <table:table-cell office:value-type="string">
            <text:p>11:02</text:p>
          </table:table-cell>
          <table:table-cell office:value-type="string">
            <text:p>12:02</text:p>
          </table:table-cell>
          <table:table-cell office:value-type="string">
            <text:p>13:02</text:p>
          </table:table-cell>
          <table:table-cell office:value-type="string">
            <text:p>14:02</text:p>
          </table:table-cell>
          <table:table-cell office:value-type="string">
            <text:p>15:02</text:p>
          </table:table-cell>
          <table:table-cell office:value-type="string">
            <text:p>16:02</text:p>
          </table:table-cell>
          <table:table-cell office:value-type="string">
            <text:p>17:02</text:p>
          </table:table-cell>
          <table:table-cell office:value-type="string">
            <text:p>18:12</text:p>
          </table:table-cell>
          <table:table-cell office:value-type="string">
            <text:p>19:02</text:p>
          </table:table-cell>
          <table:table-cell office:value-type="string">
            <text:p>20:02</text:p>
          </table:table-cell>
          <table:table-cell office:value-type="string">
            <text:p>21:12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Połczyńska</text:p>
          </table:table-cell>
          <table:table-cell table:style-name="ce11" office:value-type="string">
            <text:p>7:14</text:p>
          </table:table-cell>
          <table:table-cell office:value-type="string">
            <text:p>8:04</text:p>
          </table:table-cell>
          <table:table-cell office:value-type="string">
            <text:p>9:04</text:p>
          </table:table-cell>
          <table:table-cell office:value-type="string">
            <text:p>10:04</text:p>
          </table:table-cell>
          <table:table-cell office:value-type="string">
            <text:p>11:04</text:p>
          </table:table-cell>
          <table:table-cell office:value-type="string">
            <text:p>12:04</text:p>
          </table:table-cell>
          <table:table-cell office:value-type="string">
            <text:p>13:04</text:p>
          </table:table-cell>
          <table:table-cell office:value-type="string">
            <text:p>14:04</text:p>
          </table:table-cell>
          <table:table-cell office:value-type="string">
            <text:p>15:04</text:p>
          </table:table-cell>
          <table:table-cell office:value-type="string">
            <text:p>16:04</text:p>
          </table:table-cell>
          <table:table-cell office:value-type="string">
            <text:p>17:04</text:p>
          </table:table-cell>
          <table:table-cell office:value-type="string">
            <text:p>18:14</text:p>
          </table:table-cell>
          <table:table-cell office:value-type="string">
            <text:p>19:04</text:p>
          </table:table-cell>
          <table:table-cell office:value-type="string">
            <text:p>20:04</text:p>
          </table:table-cell>
          <table:table-cell office:value-type="string">
            <text:p>21:14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Szkoła</text:p>
          </table:table-cell>
          <table:table-cell table:style-name="ce11" office:value-type="string">
            <text:p>7:15</text:p>
          </table:table-cell>
          <table:table-cell office:value-type="string">
            <text:p>8:05</text:p>
          </table:table-cell>
          <table:table-cell office:value-type="string">
            <text:p>9:05</text:p>
          </table:table-cell>
          <table:table-cell office:value-type="string">
            <text:p>10:05</text:p>
          </table:table-cell>
          <table:table-cell office:value-type="string">
            <text:p>11:05</text:p>
          </table:table-cell>
          <table:table-cell office:value-type="string">
            <text:p>12:05</text:p>
          </table:table-cell>
          <table:table-cell office:value-type="string">
            <text:p>13:05</text:p>
          </table:table-cell>
          <table:table-cell office:value-type="string">
            <text:p>14:05</text:p>
          </table:table-cell>
          <table:table-cell office:value-type="string">
            <text:p>15:05</text:p>
          </table:table-cell>
          <table:table-cell office:value-type="string">
            <text:p>16:05</text:p>
          </table:table-cell>
          <table:table-cell office:value-type="string">
            <text:p>17:05</text:p>
          </table:table-cell>
          <table:table-cell office:value-type="string">
            <text:p>18:15</text:p>
          </table:table-cell>
          <table:table-cell office:value-type="string">
            <text:p>19:05</text:p>
          </table:table-cell>
          <table:table-cell office:value-type="string">
            <text:p>20:05</text:p>
          </table:table-cell>
          <table:table-cell office:value-type="string">
            <text:p>21:15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Strażacka</text:p>
          </table:table-cell>
          <table:table-cell table:style-name="ce11" office:value-type="string">
            <text:p>7:16</text:p>
          </table:table-cell>
          <table:table-cell office:value-type="string">
            <text:p>8:06</text:p>
          </table:table-cell>
          <table:table-cell office:value-type="string">
            <text:p>9:06</text:p>
          </table:table-cell>
          <table:table-cell office:value-type="string">
            <text:p>10:06</text:p>
          </table:table-cell>
          <table:table-cell office:value-type="string">
            <text:p>11:06</text:p>
          </table:table-cell>
          <table:table-cell office:value-type="string">
            <text:p>12:06</text:p>
          </table:table-cell>
          <table:table-cell office:value-type="string">
            <text:p>13:06</text:p>
          </table:table-cell>
          <table:table-cell office:value-type="string">
            <text:p>14:06</text:p>
          </table:table-cell>
          <table:table-cell office:value-type="string">
            <text:p>15:06</text:p>
          </table:table-cell>
          <table:table-cell office:value-type="string">
            <text:p>16:06</text:p>
          </table:table-cell>
          <table:table-cell office:value-type="string">
            <text:p>17:06</text:p>
          </table:table-cell>
          <table:table-cell office:value-type="string">
            <text:p>18:16</text:p>
          </table:table-cell>
          <table:table-cell office:value-type="string">
            <text:p>19:06</text:p>
          </table:table-cell>
          <table:table-cell office:value-type="string">
            <text:p>20:06</text:p>
          </table:table-cell>
          <table:table-cell office:value-type="string">
            <text:p>21:16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 table:print="false">
        <office:forms form:automatic-focus="false" form:apply-design-mode="false"/>
        <table:table-column table:style-name="co15" table:default-cell-style-name="ce4"/>
        <table:table-column table:style-name="co5" table:number-columns-repeated="1023" table:default-cell-style-name="ce4"/>
        <table:table-row table:style-name="ro2">
          <table:table-cell office:value-type="string">
            <text:p>Chałubińskiego Pętla</text:p>
          </table:table-cell>
          <table:table-cell table:style-name="ce11" office:value-type="string">
            <text:p>6:56</text:p>
          </table:table-cell>
          <table:table-cell office:value-type="string">
            <text:p>7:46</text:p>
          </table:table-cell>
          <table:table-cell office:value-type="string">
            <text:p>8:46</text:p>
          </table:table-cell>
          <table:table-cell office:value-type="string">
            <text:p>9:46</text:p>
          </table:table-cell>
          <table:table-cell office:value-type="string">
            <text:p>10:46</text:p>
          </table:table-cell>
          <table:table-cell office:value-type="string">
            <text:p>11:46</text:p>
          </table:table-cell>
          <table:table-cell office:value-type="string">
            <text:p>12:46</text:p>
          </table:table-cell>
          <table:table-cell office:value-type="string">
            <text:p>13:46</text:p>
          </table:table-cell>
          <table:table-cell office:value-type="string">
            <text:p>14:46</text:p>
          </table:table-cell>
          <table:table-cell office:value-type="string">
            <text:p>15:46</text:p>
          </table:table-cell>
          <table:table-cell office:value-type="string">
            <text:p>16:46</text:p>
          </table:table-cell>
          <table:table-cell office:value-type="string">
            <text:p>17:56</text:p>
          </table:table-cell>
          <table:table-cell office:value-type="string">
            <text:p>18:46</text:p>
          </table:table-cell>
          <table:table-cell office:value-type="string">
            <text:p>19:46</text:p>
          </table:table-cell>
          <table:table-cell table:number-columns-repeated="1009"/>
        </table:table-row>
        <table:table-row table:style-name="ro2">
          <table:table-cell office:value-type="string">
            <text:p>Chałubińskiego Szpital</text:p>
          </table:table-cell>
          <table:table-cell table:style-name="ce11" office:value-type="string">
            <text:p>6:58</text:p>
          </table:table-cell>
          <table:table-cell office:value-type="string">
            <text:p>7:48</text:p>
          </table:table-cell>
          <table:table-cell office:value-type="string">
            <text:p>8:48</text:p>
          </table:table-cell>
          <table:table-cell office:value-type="string">
            <text:p>9:48</text:p>
          </table:table-cell>
          <table:table-cell office:value-type="string">
            <text:p>10:48</text:p>
          </table:table-cell>
          <table:table-cell office:value-type="string">
            <text:p>11:48</text:p>
          </table:table-cell>
          <table:table-cell office:value-type="string">
            <text:p>12:48</text:p>
          </table:table-cell>
          <table:table-cell office:value-type="string">
            <text:p>13:48</text:p>
          </table:table-cell>
          <table:table-cell office:value-type="string">
            <text:p>14:48</text:p>
          </table:table-cell>
          <table:table-cell office:value-type="string">
            <text:p>15:48</text:p>
          </table:table-cell>
          <table:table-cell office:value-type="string">
            <text:p>16:48</text:p>
          </table:table-cell>
          <table:table-cell office:value-type="string">
            <text:p>17:58</text:p>
          </table:table-cell>
          <table:table-cell office:value-type="string">
            <text:p>18:48</text:p>
          </table:table-cell>
          <table:table-cell office:value-type="string">
            <text:p>19:48</text:p>
          </table:table-cell>
          <table:table-cell table:number-columns-repeated="1009"/>
        </table:table-row>
        <table:table-row table:style-name="ro2">
          <table:table-cell office:value-type="string">
            <text:p>Piłsudskiego Zubrzyckiego</text:p>
          </table:table-cell>
          <table:table-cell table:style-name="ce11" office:value-type="string">
            <text:p>6:59</text:p>
          </table:table-cell>
          <table:table-cell office:value-type="string">
            <text:p>7:49</text:p>
          </table:table-cell>
          <table:table-cell office:value-type="string">
            <text:p>8:49</text:p>
          </table:table-cell>
          <table:table-cell office:value-type="string">
            <text:p>9:49</text:p>
          </table:table-cell>
          <table:table-cell office:value-type="string">
            <text:p>10:49</text:p>
          </table:table-cell>
          <table:table-cell office:value-type="string">
            <text:p>11:49</text:p>
          </table:table-cell>
          <table:table-cell office:value-type="string">
            <text:p>12:49</text:p>
          </table:table-cell>
          <table:table-cell office:value-type="string">
            <text:p>13:49</text:p>
          </table:table-cell>
          <table:table-cell office:value-type="string">
            <text:p>14:49</text:p>
          </table:table-cell>
          <table:table-cell office:value-type="string">
            <text:p>15:49</text:p>
          </table:table-cell>
          <table:table-cell office:value-type="string">
            <text:p>16:49</text:p>
          </table:table-cell>
          <table:table-cell office:value-type="string">
            <text:p>17:59</text:p>
          </table:table-cell>
          <table:table-cell office:value-type="string">
            <text:p>18:49</text:p>
          </table:table-cell>
          <table:table-cell office:value-type="string">
            <text:p>19:49</text:p>
          </table:table-cell>
          <table:table-cell table:number-columns-repeated="1009"/>
        </table:table-row>
        <table:table-row table:style-name="ro2">
          <table:table-cell office:value-type="string">
            <text:p>Piłsudskiego Orląt Lwowskich</text:p>
          </table:table-cell>
          <table:table-cell table:style-name="ce11" office:value-type="string">
            <text:p>7:00</text:p>
          </table:table-cell>
          <table:table-cell office:value-type="string">
            <text:p>7:50</text:p>
          </table:table-cell>
          <table:table-cell office:value-type="string">
            <text:p>8:50</text:p>
          </table:table-cell>
          <table:table-cell office:value-type="string">
            <text:p>9:50</text:p>
          </table:table-cell>
          <table:table-cell office:value-type="string">
            <text:p>10:50</text:p>
          </table:table-cell>
          <table:table-cell office:value-type="string">
            <text:p>11:50</text:p>
          </table:table-cell>
          <table:table-cell office:value-type="string">
            <text:p>12:50</text:p>
          </table:table-cell>
          <table:table-cell office:value-type="string">
            <text:p>13:50</text:p>
          </table:table-cell>
          <table:table-cell office:value-type="string">
            <text:p>14:50</text:p>
          </table:table-cell>
          <table:table-cell office:value-type="string">
            <text:p>15:50</text:p>
          </table:table-cell>
          <table:table-cell office:value-type="string">
            <text:p>16:50</text:p>
          </table:table-cell>
          <table:table-cell office:value-type="string">
            <text:p>18:00</text:p>
          </table:table-cell>
          <table:table-cell office:value-type="string">
            <text:p>18:50</text:p>
          </table:table-cell>
          <table:table-cell office:value-type="string">
            <text:p>19:50</text:p>
          </table:table-cell>
          <table:table-cell table:number-columns-repeated="1009"/>
        </table:table-row>
        <table:table-row table:style-name="ro2">
          <table:table-cell office:value-type="string">
            <text:p>Kościuszki Piłsudskiego</text:p>
          </table:table-cell>
          <table:table-cell table:style-name="ce11" office:value-type="string">
            <text:p>7:02</text:p>
          </table:table-cell>
          <table:table-cell office:value-type="string">
            <text:p>7:52</text:p>
          </table:table-cell>
          <table:table-cell office:value-type="string">
            <text:p>8:52</text:p>
          </table:table-cell>
          <table:table-cell office:value-type="string">
            <text:p>9:52</text:p>
          </table:table-cell>
          <table:table-cell office:value-type="string">
            <text:p>10:52</text:p>
          </table:table-cell>
          <table:table-cell office:value-type="string">
            <text:p>11:52</text:p>
          </table:table-cell>
          <table:table-cell office:value-type="string">
            <text:p>12:52</text:p>
          </table:table-cell>
          <table:table-cell office:value-type="string">
            <text:p>13:52</text:p>
          </table:table-cell>
          <table:table-cell office:value-type="string">
            <text:p>14:52</text:p>
          </table:table-cell>
          <table:table-cell office:value-type="string">
            <text:p>15:52</text:p>
          </table:table-cell>
          <table:table-cell office:value-type="string">
            <text:p>16:52</text:p>
          </table:table-cell>
          <table:table-cell office:value-type="string">
            <text:p>18:02</text:p>
          </table:table-cell>
          <table:table-cell office:value-type="string">
            <text:p>18:52</text:p>
          </table:table-cell>
          <table:table-cell office:value-type="string">
            <text:p>19:52</text:p>
          </table:table-cell>
          <table:table-cell table:number-columns-repeated="1009"/>
        </table:table-row>
        <table:table-row table:style-name="ro2">
          <table:table-cell office:value-type="string">
            <text:p>Zwycięstwa Piłsudskiego</text:p>
          </table:table-cell>
          <table:table-cell table:style-name="ce11" office:value-type="string">
            <text:p>7:05</text:p>
          </table:table-cell>
          <table:table-cell office:value-type="string">
            <text:p>7:55</text:p>
          </table:table-cell>
          <table:table-cell office:value-type="string">
            <text:p>8:55</text:p>
          </table:table-cell>
          <table:table-cell office:value-type="string">
            <text:p>9:55</text:p>
          </table:table-cell>
          <table:table-cell office:value-type="string">
            <text:p>10:55</text:p>
          </table:table-cell>
          <table:table-cell office:value-type="string">
            <text:p>11:55</text:p>
          </table:table-cell>
          <table:table-cell office:value-type="string">
            <text:p>12:55</text:p>
          </table:table-cell>
          <table:table-cell office:value-type="string">
            <text:p>13:55</text:p>
          </table:table-cell>
          <table:table-cell office:value-type="string">
            <text:p>14:55</text:p>
          </table:table-cell>
          <table:table-cell office:value-type="string">
            <text:p>15:55</text:p>
          </table:table-cell>
          <table:table-cell office:value-type="string">
            <text:p>16:55</text:p>
          </table:table-cell>
          <table:table-cell office:value-type="string">
            <text:p>18:05</text:p>
          </table:table-cell>
          <table:table-cell office:value-type="string">
            <text:p>18:55</text:p>
          </table:table-cell>
          <table:table-cell office:value-type="string">
            <text:p>19:55</text:p>
          </table:table-cell>
          <table:table-cell table:number-columns-repeated="1009"/>
        </table:table-row>
        <table:table-row table:style-name="ro2">
          <table:table-cell office:value-type="string">
            <text:p>Rynek Staromiejski</text:p>
          </table:table-cell>
          <table:table-cell table:style-name="ce11" office:value-type="string">
            <text:p>7:07</text:p>
          </table:table-cell>
          <table:table-cell office:value-type="string">
            <text:p>7:57</text:p>
          </table:table-cell>
          <table:table-cell office:value-type="string">
            <text:p>8:57</text:p>
          </table:table-cell>
          <table:table-cell office:value-type="string">
            <text:p>9:57</text:p>
          </table:table-cell>
          <table:table-cell office:value-type="string">
            <text:p>10:57</text:p>
          </table:table-cell>
          <table:table-cell office:value-type="string">
            <text:p>11:57</text:p>
          </table:table-cell>
          <table:table-cell office:value-type="string">
            <text:p>12:57</text:p>
          </table:table-cell>
          <table:table-cell office:value-type="string">
            <text:p>13:57</text:p>
          </table:table-cell>
          <table:table-cell office:value-type="string">
            <text:p>14:57</text:p>
          </table:table-cell>
          <table:table-cell office:value-type="string">
            <text:p>15:57</text:p>
          </table:table-cell>
          <table:table-cell office:value-type="string">
            <text:p>16:57</text:p>
          </table:table-cell>
          <table:table-cell office:value-type="string">
            <text:p>18:07</text:p>
          </table:table-cell>
          <table:table-cell office:value-type="string">
            <text:p>18:57</text:p>
          </table:table-cell>
          <table:table-cell office:value-type="string">
            <text:p>19:57</text:p>
          </table:table-cell>
          <table:table-cell table:number-columns-repeated="1009"/>
        </table:table-row>
        <table:table-row table:style-name="ro2">
          <table:table-cell office:value-type="string">
            <text:p>Krakusa i Wandy Zwycięstwa</text:p>
          </table:table-cell>
          <table:table-cell table:style-name="ce11" office:value-type="string">
            <text:p>7:10</text:p>
          </table:table-cell>
          <table:table-cell office:value-type="string">
            <text:p>8:00</text:p>
          </table:table-cell>
          <table:table-cell office:value-type="string">
            <text:p>9:00</text:p>
          </table:table-cell>
          <table:table-cell office:value-type="string">
            <text:p>10:00</text:p>
          </table:table-cell>
          <table:table-cell office:value-type="string">
            <text:p>11:0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4:00</text:p>
          </table:table-cell>
          <table:table-cell office:value-type="string">
            <text:p>15:00</text:p>
          </table:table-cell>
          <table:table-cell office:value-type="string">
            <text:p>16:00</text:p>
          </table:table-cell>
          <table:table-cell office:value-type="string">
            <text:p>17:00</text:p>
          </table:table-cell>
          <table:table-cell office:value-type="string">
            <text:p>18:10</text:p>
          </table:table-cell>
          <table:table-cell office:value-type="string">
            <text:p>19:00</text:p>
          </table:table-cell>
          <table:table-cell office:value-type="string">
            <text:p>20:00</text:p>
          </table:table-cell>
          <table:table-cell table:number-columns-repeated="1009"/>
        </table:table-row>
        <table:table-row table:style-name="ro2">
          <table:table-cell office:value-type="string">
            <text:p>Krakusa i Wandy Lechicka</text:p>
          </table:table-cell>
          <table:table-cell table:style-name="ce11" office:value-type="string">
            <text:p>7:12</text:p>
          </table:table-cell>
          <table:table-cell office:value-type="string">
            <text:p>8:02</text:p>
          </table:table-cell>
          <table:table-cell office:value-type="string">
            <text:p>9:02</text:p>
          </table:table-cell>
          <table:table-cell office:value-type="string">
            <text:p>10:02</text:p>
          </table:table-cell>
          <table:table-cell office:value-type="string">
            <text:p>11:02</text:p>
          </table:table-cell>
          <table:table-cell office:value-type="string">
            <text:p>12:02</text:p>
          </table:table-cell>
          <table:table-cell office:value-type="string">
            <text:p>13:02</text:p>
          </table:table-cell>
          <table:table-cell office:value-type="string">
            <text:p>14:02</text:p>
          </table:table-cell>
          <table:table-cell office:value-type="string">
            <text:p>15:02</text:p>
          </table:table-cell>
          <table:table-cell office:value-type="string">
            <text:p>16:02</text:p>
          </table:table-cell>
          <table:table-cell office:value-type="string">
            <text:p>17:02</text:p>
          </table:table-cell>
          <table:table-cell office:value-type="string">
            <text:p>18:12</text:p>
          </table:table-cell>
          <table:table-cell office:value-type="string">
            <text:p>19:02</text:p>
          </table:table-cell>
          <table:table-cell office:value-type="string">
            <text:p>20:02</text:p>
          </table:table-cell>
          <table:table-cell table:number-columns-repeated="1009"/>
        </table:table-row>
        <table:table-row table:style-name="ro2">
          <table:table-cell office:value-type="string">
            <text:p>Gnieźnieńska Połczyńska</text:p>
          </table:table-cell>
          <table:table-cell table:style-name="ce11" office:value-type="string">
            <text:p>7:14</text:p>
          </table:table-cell>
          <table:table-cell office:value-type="string">
            <text:p>8:04</text:p>
          </table:table-cell>
          <table:table-cell office:value-type="string">
            <text:p>9:04</text:p>
          </table:table-cell>
          <table:table-cell office:value-type="string">
            <text:p>10:04</text:p>
          </table:table-cell>
          <table:table-cell office:value-type="string">
            <text:p>11:04</text:p>
          </table:table-cell>
          <table:table-cell office:value-type="string">
            <text:p>12:04</text:p>
          </table:table-cell>
          <table:table-cell office:value-type="string">
            <text:p>13:04</text:p>
          </table:table-cell>
          <table:table-cell office:value-type="string">
            <text:p>14:04</text:p>
          </table:table-cell>
          <table:table-cell office:value-type="string">
            <text:p>15:04</text:p>
          </table:table-cell>
          <table:table-cell office:value-type="string">
            <text:p>16:04</text:p>
          </table:table-cell>
          <table:table-cell office:value-type="string">
            <text:p>17:04</text:p>
          </table:table-cell>
          <table:table-cell office:value-type="string">
            <text:p>18:14</text:p>
          </table:table-cell>
          <table:table-cell office:value-type="string">
            <text:p>19:04</text:p>
          </table:table-cell>
          <table:table-cell office:value-type="string">
            <text:p>20:04</text:p>
          </table:table-cell>
          <table:table-cell table:number-columns-repeated="1009"/>
        </table:table-row>
        <table:table-row table:style-name="ro2">
          <table:table-cell office:value-type="string">
            <text:p>Gnieźnieńska Szkoła</text:p>
          </table:table-cell>
          <table:table-cell table:style-name="ce11" office:value-type="string">
            <text:p>7:15</text:p>
          </table:table-cell>
          <table:table-cell office:value-type="string">
            <text:p>8:05</text:p>
          </table:table-cell>
          <table:table-cell office:value-type="string">
            <text:p>9:05</text:p>
          </table:table-cell>
          <table:table-cell office:value-type="string">
            <text:p>10:05</text:p>
          </table:table-cell>
          <table:table-cell office:value-type="string">
            <text:p>11:05</text:p>
          </table:table-cell>
          <table:table-cell office:value-type="string">
            <text:p>12:05</text:p>
          </table:table-cell>
          <table:table-cell office:value-type="string">
            <text:p>13:05</text:p>
          </table:table-cell>
          <table:table-cell office:value-type="string">
            <text:p>14:05</text:p>
          </table:table-cell>
          <table:table-cell office:value-type="string">
            <text:p>15:05</text:p>
          </table:table-cell>
          <table:table-cell office:value-type="string">
            <text:p>16:05</text:p>
          </table:table-cell>
          <table:table-cell office:value-type="string">
            <text:p>17:05</text:p>
          </table:table-cell>
          <table:table-cell office:value-type="string">
            <text:p>18:15</text:p>
          </table:table-cell>
          <table:table-cell office:value-type="string">
            <text:p>19:05</text:p>
          </table:table-cell>
          <table:table-cell office:value-type="string">
            <text:p>20:05</text:p>
          </table:table-cell>
          <table:table-cell table:number-columns-repeated="1009"/>
        </table:table-row>
        <table:table-row table:style-name="ro2">
          <table:table-cell office:value-type="string">
            <text:p>Gnieźnieńska Strażacka</text:p>
          </table:table-cell>
          <table:table-cell table:style-name="ce11" office:value-type="string">
            <text:p>7:16</text:p>
          </table:table-cell>
          <table:table-cell office:value-type="string">
            <text:p>8:06</text:p>
          </table:table-cell>
          <table:table-cell office:value-type="string">
            <text:p>9:06</text:p>
          </table:table-cell>
          <table:table-cell office:value-type="string">
            <text:p>10:06</text:p>
          </table:table-cell>
          <table:table-cell office:value-type="string">
            <text:p>11:06</text:p>
          </table:table-cell>
          <table:table-cell office:value-type="string">
            <text:p>12:06</text:p>
          </table:table-cell>
          <table:table-cell office:value-type="string">
            <text:p>13:06</text:p>
          </table:table-cell>
          <table:table-cell office:value-type="string">
            <text:p>14:06</text:p>
          </table:table-cell>
          <table:table-cell office:value-type="string">
            <text:p>15:06</text:p>
          </table:table-cell>
          <table:table-cell office:value-type="string">
            <text:p>16:06</text:p>
          </table:table-cell>
          <table:table-cell office:value-type="string">
            <text:p>17:06</text:p>
          </table:table-cell>
          <table:table-cell office:value-type="string">
            <text:p>18:16</text:p>
          </table:table-cell>
          <table:table-cell office:value-type="string">
            <text:p>19:06</text:p>
          </table:table-cell>
          <table:table-cell office:value-type="string">
            <text:p>20:06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.10.2011</text:date>, <text:time>17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56S</meta:editing-duration>
    <meta:editing-cycles>142</meta:editing-cycles>
    <meta:generator>LibreOffice/3.4$Win32 LibreOffice_project/340m1$Build-302</meta:generator>
    <dc:date>2011-10-11T17:05:46.86</dc:date>
    <meta:document-statistic meta:table-count="7" meta:cell-count="1803" meta:object-count="0"/>
    <meta:user-defined meta:name="Info 1"/>
    <meta:user-defined meta:name="Info 2"/>
    <meta:user-defined meta:name="Info 3"/>
    <meta:user-defined meta:name="Info 4"/>
  </office:meta>
</office:document-meta>
</file>